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97743e" officeooo:paragraph-rsid="0078a1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85ad" officeooo:paragraph-rsid="0079e33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da5a7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bafd7d" officeooo:paragraph-rsid="00ed7c6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e62dc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1369d5f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dfd2b" officeooo:paragraph-rsid="0076a7d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78a100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98cbca" officeooo:paragraph-rsid="0098cbca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98cbca" officeooo:paragraph-rsid="00990ccc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990ccc" officeooo:paragraph-rsid="00990ccc" style:font-weight-asian="bold" style:font-weight-complex="bold"/>
    </style:style>
    <style:style style:name="P13" style:family="paragraph" style:parent-style-name="Standard">
      <style:text-properties style:text-underline-style="none" fo:font-weight="bold" officeooo:paragraph-rsid="00990ccc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994d05" officeooo:paragraph-rsid="00994d0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994d05" officeooo:paragraph-rsid="00e62dce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994d05" officeooo:paragraph-rsid="00e81839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ad14fb" officeooo:paragraph-rsid="00b409b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ad14fb" officeooo:paragraph-rsid="005733c0" style:font-weight-asian="bold" style:font-weight-complex="bold"/>
    </style:style>
    <style:style style:name="P19" style:family="paragraph" style:parent-style-name="Standard">
      <style:text-properties style:text-underline-style="none" fo:font-weight="bold" officeooo:paragraph-rsid="00ad14fb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da5a77" officeooo:paragraph-rsid="00da5a77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da5a77" officeooo:paragraph-rsid="00db82f7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da5a77" officeooo:paragraph-rsid="00ddf63e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da5a77" officeooo:paragraph-rsid="00e81839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13e8710" officeooo:paragraph-rsid="013e8710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156623d" officeooo:paragraph-rsid="0156623d" style:font-weight-asian="bold" style:font-weight-complex="bold"/>
    </style:style>
    <style:style style:name="P26" style:family="paragraph" style:parent-style-name="Standard">
      <style:text-properties style:text-underline-style="none" fo:font-weight="bold" officeooo:paragraph-rsid="0150dac4" style:font-weight-asian="bold" style:font-weight-complex="bold"/>
    </style:style>
    <style:style style:name="P27" style:family="paragraph" style:parent-style-name="Standard">
      <style:text-properties officeooo:paragraph-rsid="0076a7d6"/>
    </style:style>
    <style:style style:name="P28" style:family="paragraph" style:parent-style-name="Standard">
      <style:text-properties officeooo:paragraph-rsid="0078a100"/>
    </style:style>
    <style:style style:name="P29" style:family="paragraph" style:parent-style-name="Standard">
      <style:text-properties officeooo:paragraph-rsid="00792c1b"/>
    </style:style>
    <style:style style:name="P30" style:family="paragraph" style:parent-style-name="Standard">
      <style:text-properties officeooo:paragraph-rsid="00a52233"/>
    </style:style>
    <style:style style:name="P31" style:family="paragraph" style:parent-style-name="Standard">
      <style:text-properties officeooo:paragraph-rsid="00ad14fb"/>
    </style:style>
    <style:style style:name="P32" style:family="paragraph" style:parent-style-name="Standard">
      <style:text-properties officeooo:paragraph-rsid="00a66c76"/>
    </style:style>
    <style:style style:name="P33" style:family="paragraph" style:parent-style-name="Standard">
      <style:text-properties fo:font-weight="bold" officeooo:rsid="00ca67db" officeooo:paragraph-rsid="00ca67db" style:font-weight-asian="bold" style:font-weight-complex="bold"/>
    </style:style>
    <style:style style:name="P34" style:family="paragraph" style:parent-style-name="Standard">
      <style:text-properties officeooo:paragraph-rsid="0098cbca"/>
    </style:style>
    <style:style style:name="P35" style:family="paragraph" style:parent-style-name="Standard">
      <style:text-properties officeooo:paragraph-rsid="00ed7c62"/>
    </style:style>
    <style:style style:name="P36" style:family="paragraph" style:parent-style-name="Standard">
      <style:text-properties officeooo:paragraph-rsid="00fe02c7"/>
    </style:style>
    <style:style style:name="P37" style:family="paragraph" style:parent-style-name="Standard">
      <style:text-properties officeooo:paragraph-rsid="00e81839"/>
    </style:style>
    <style:style style:name="P38" style:family="paragraph" style:parent-style-name="Standard">
      <style:text-properties officeooo:paragraph-rsid="01034d46"/>
    </style:style>
    <style:style style:name="P39" style:family="paragraph" style:parent-style-name="Standard">
      <style:text-properties officeooo:paragraph-rsid="00da5a77"/>
    </style:style>
    <style:style style:name="P40" style:family="paragraph" style:parent-style-name="Standard">
      <style:text-properties officeooo:paragraph-rsid="010d4cba"/>
    </style:style>
    <style:style style:name="P41" style:family="paragraph" style:parent-style-name="Standard">
      <style:text-properties officeooo:paragraph-rsid="01139c9d"/>
    </style:style>
    <style:style style:name="P42" style:family="paragraph" style:parent-style-name="Standard">
      <style:text-properties officeooo:paragraph-rsid="011b2d13"/>
    </style:style>
    <style:style style:name="P43" style:family="paragraph" style:parent-style-name="Standard">
      <style:text-properties officeooo:paragraph-rsid="01202f8c"/>
    </style:style>
    <style:style style:name="P44" style:family="paragraph" style:parent-style-name="Standard">
      <style:text-properties officeooo:paragraph-rsid="012963af"/>
    </style:style>
    <style:style style:name="P45" style:family="paragraph" style:parent-style-name="Standard">
      <style:text-properties officeooo:paragraph-rsid="012a6ae7"/>
    </style:style>
    <style:style style:name="P46" style:family="paragraph" style:parent-style-name="Standard">
      <style:text-properties officeooo:paragraph-rsid="012b2604"/>
    </style:style>
    <style:style style:name="P47" style:family="paragraph" style:parent-style-name="Standard">
      <style:text-properties officeooo:paragraph-rsid="01320a7c"/>
    </style:style>
    <style:style style:name="P48" style:family="paragraph" style:parent-style-name="Standard">
      <style:text-properties officeooo:paragraph-rsid="0139566c"/>
    </style:style>
    <style:style style:name="P49" style:family="paragraph" style:parent-style-name="Standard">
      <style:text-properties officeooo:paragraph-rsid="013e8710"/>
    </style:style>
    <style:style style:name="P50" style:family="paragraph" style:parent-style-name="Standard">
      <style:text-properties officeooo:paragraph-rsid="01482156"/>
    </style:style>
    <style:style style:name="P51" style:family="paragraph" style:parent-style-name="Standard">
      <style:text-properties officeooo:paragraph-rsid="014e6919"/>
    </style:style>
    <style:style style:name="P52" style:family="paragraph" style:parent-style-name="Standard">
      <style:text-properties officeooo:paragraph-rsid="014eac25"/>
    </style:style>
    <style:style style:name="P53" style:family="paragraph" style:parent-style-name="Standard">
      <style:text-properties officeooo:paragraph-rsid="00b409b8"/>
    </style:style>
    <style:style style:name="P54" style:family="paragraph" style:parent-style-name="Standard">
      <style:text-properties officeooo:paragraph-rsid="0156623d"/>
    </style:style>
    <style:style style:name="P55" style:family="paragraph" style:parent-style-name="Standard">
      <style:text-properties officeooo:paragraph-rsid="01573821"/>
    </style:style>
    <style:style style:name="P56" style:family="paragraph" style:parent-style-name="Standard">
      <style:text-properties officeooo:paragraph-rsid="0158bd7c"/>
    </style:style>
    <style:style style:name="P57" style:family="paragraph" style:parent-style-name="Standard">
      <style:text-properties officeooo:paragraph-rsid="015a56be"/>
    </style:style>
    <style:style style:name="P58" style:family="paragraph" style:parent-style-name="Standard">
      <style:text-properties officeooo:paragraph-rsid="015bc699"/>
    </style:style>
    <style:style style:name="P59" style:family="paragraph" style:parent-style-name="Standard">
      <style:text-properties officeooo:paragraph-rsid="015c45d7"/>
    </style:style>
    <style:style style:name="P60" style:family="paragraph" style:parent-style-name="Standard">
      <style:text-properties officeooo:paragraph-rsid="015d351a"/>
    </style:style>
    <style:style style:name="P61" style:family="paragraph" style:parent-style-name="Standard">
      <style:text-properties officeooo:paragraph-rsid="015e6e74"/>
    </style:style>
    <style:style style:name="P62" style:family="paragraph" style:parent-style-name="Standard">
      <style:text-properties officeooo:paragraph-rsid="015f2c0c"/>
    </style:style>
    <style:style style:name="P63" style:family="paragraph" style:parent-style-name="Standard">
      <style:text-properties officeooo:paragraph-rsid="015fd915"/>
    </style:style>
    <style:style style:name="P64" style:family="paragraph" style:parent-style-name="Standard">
      <style:text-properties style:text-underline-style="none" fo:font-weight="bold" officeooo:rsid="01034d46" officeooo:paragraph-rsid="01034d46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df8689" officeooo:paragraph-rsid="00da5a77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98cbca" officeooo:paragraph-rsid="0098cbca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16fac63" officeooo:paragraph-rsid="016fac63" style:font-weight-asian="bold" style:font-weight-complex="bold"/>
    </style:style>
    <style:style style:name="P68" style:family="paragraph" style:parent-style-name="Standard">
      <style:text-properties style:text-underline-style="none" fo:font-weight="bold" officeooo:paragraph-rsid="016fac63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994d05" officeooo:paragraph-rsid="00e81839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994d05" officeooo:paragraph-rsid="00994d05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199ff50" officeooo:paragraph-rsid="0199ff50" style:font-weight-asian="bold" style:font-weight-complex="bold"/>
    </style:style>
    <style:style style:name="P72" style:family="paragraph" style:parent-style-name="Standard">
      <style:text-properties style:text-underline-style="none" fo:font-weight="normal" officeooo:rsid="001dfd2b" officeooo:paragraph-rsid="005733c0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1dfd2b" officeooo:paragraph-rsid="016e45b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1dfd2b" officeooo:paragraph-rsid="018c8329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paragraph-rsid="00ed7c62" style:font-weight-asian="normal" style:font-weight-complex="normal"/>
    </style:style>
    <style:style style:name="P76" style:family="paragraph" style:parent-style-name="Standard">
      <style:text-properties style:text-underline-style="solid" style:text-underline-width="auto" style:text-underline-color="font-color" fo:font-weight="normal" officeooo:rsid="01202f8c" officeooo:paragraph-rsid="01202f8c" style:font-weight-asian="normal" style:font-weight-complex="normal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16fac63" officeooo:paragraph-rsid="016fac63" style:font-weight-asian="bold" style:font-weight-complex="bold"/>
    </style:style>
    <style:style style:name="P79" style:family="paragraph" style:parent-style-name="Standard">
      <style:text-properties officeooo:paragraph-rsid="01671857"/>
    </style:style>
    <style:style style:name="P80" style:family="paragraph" style:parent-style-name="Standard">
      <style:text-properties officeooo:paragraph-rsid="0168e3b9"/>
    </style:style>
    <style:style style:name="P81" style:family="paragraph" style:parent-style-name="Standard">
      <style:text-properties officeooo:paragraph-rsid="016a787e"/>
    </style:style>
    <style:style style:name="P82" style:family="paragraph" style:parent-style-name="Standard">
      <style:text-properties officeooo:paragraph-rsid="015499a7"/>
    </style:style>
    <style:style style:name="P83" style:family="paragraph" style:parent-style-name="Standard">
      <style:text-properties officeooo:paragraph-rsid="016dbd06"/>
    </style:style>
    <style:style style:name="P84" style:family="paragraph" style:parent-style-name="Standard">
      <style:text-properties officeooo:paragraph-rsid="007ce16a"/>
    </style:style>
    <style:style style:name="P85" style:family="paragraph" style:parent-style-name="Standard">
      <style:text-properties officeooo:paragraph-rsid="016c7798"/>
    </style:style>
    <style:style style:name="P86" style:family="paragraph" style:parent-style-name="Standard">
      <style:text-properties officeooo:paragraph-rsid="01713207"/>
    </style:style>
    <style:style style:name="P87" style:family="paragraph" style:parent-style-name="Standard">
      <style:text-properties officeooo:paragraph-rsid="0171c170"/>
    </style:style>
    <style:style style:name="P88" style:family="paragraph" style:parent-style-name="Standard">
      <style:text-properties officeooo:paragraph-rsid="0171cad7"/>
    </style:style>
    <style:style style:name="P89" style:family="paragraph" style:parent-style-name="Standard">
      <style:text-properties officeooo:paragraph-rsid="0171c543"/>
    </style:style>
    <style:style style:name="P90" style:family="paragraph" style:parent-style-name="Standard">
      <style:text-properties officeooo:paragraph-rsid="0172b72c"/>
    </style:style>
    <style:style style:name="P91" style:family="paragraph" style:parent-style-name="Standard">
      <style:text-properties officeooo:paragraph-rsid="01737757"/>
    </style:style>
    <style:style style:name="P92" style:family="paragraph" style:parent-style-name="Standard">
      <style:text-properties officeooo:paragraph-rsid="0173a3d5"/>
    </style:style>
    <style:style style:name="P93" style:family="paragraph" style:parent-style-name="Standard">
      <style:text-properties officeooo:paragraph-rsid="017519b3"/>
    </style:style>
    <style:style style:name="P94" style:family="paragraph" style:parent-style-name="Standard">
      <style:text-properties officeooo:paragraph-rsid="01617cee"/>
    </style:style>
    <style:style style:name="P95" style:family="paragraph" style:parent-style-name="Standard">
      <style:text-properties officeooo:paragraph-rsid="017857cf"/>
    </style:style>
    <style:style style:name="P96" style:family="paragraph" style:parent-style-name="Standard">
      <style:text-properties officeooo:paragraph-rsid="0178ffaf"/>
    </style:style>
    <style:style style:name="P97" style:family="paragraph" style:parent-style-name="Standard">
      <style:text-properties officeooo:paragraph-rsid="017afd6e"/>
    </style:style>
    <style:style style:name="P98" style:family="paragraph" style:parent-style-name="Standard">
      <style:text-properties officeooo:paragraph-rsid="0177110c"/>
    </style:style>
    <style:style style:name="P99" style:family="paragraph" style:parent-style-name="Standard">
      <style:text-properties officeooo:paragraph-rsid="014fc31a"/>
    </style:style>
    <style:style style:name="P100" style:family="paragraph" style:parent-style-name="Standard">
      <style:text-properties officeooo:paragraph-rsid="017cf1b0"/>
    </style:style>
    <style:style style:name="P101" style:family="paragraph" style:parent-style-name="Standard">
      <style:text-properties officeooo:paragraph-rsid="017cc4af"/>
    </style:style>
    <style:style style:name="P102" style:family="paragraph" style:parent-style-name="Standard">
      <style:text-properties officeooo:paragraph-rsid="017dc309"/>
    </style:style>
    <style:style style:name="P103" style:family="paragraph" style:parent-style-name="Standard">
      <style:text-properties officeooo:paragraph-rsid="017dd0ca"/>
    </style:style>
    <style:style style:name="P104" style:family="paragraph" style:parent-style-name="Standard">
      <style:text-properties officeooo:paragraph-rsid="017f9844"/>
    </style:style>
    <style:style style:name="P105" style:family="paragraph" style:parent-style-name="Standard">
      <style:text-properties officeooo:paragraph-rsid="016fac63"/>
    </style:style>
    <style:style style:name="P106" style:family="paragraph" style:parent-style-name="Standard">
      <style:text-properties officeooo:paragraph-rsid="017eba55"/>
    </style:style>
    <style:style style:name="P107" style:family="paragraph" style:parent-style-name="Standard">
      <style:text-properties officeooo:paragraph-rsid="0181ffe0"/>
    </style:style>
    <style:style style:name="P108" style:family="paragraph" style:parent-style-name="Standard">
      <style:text-properties officeooo:paragraph-rsid="01832677"/>
    </style:style>
    <style:style style:name="P109" style:family="paragraph" style:parent-style-name="Standard">
      <style:text-properties officeooo:paragraph-rsid="018457ee"/>
    </style:style>
    <style:style style:name="P110" style:family="paragraph" style:parent-style-name="Standard">
      <style:text-properties officeooo:paragraph-rsid="018534bf"/>
    </style:style>
    <style:style style:name="P111" style:family="paragraph" style:parent-style-name="Standard">
      <style:text-properties officeooo:paragraph-rsid="01320a7c"/>
    </style:style>
    <style:style style:name="P112" style:family="paragraph" style:parent-style-name="Standard">
      <style:text-properties officeooo:paragraph-rsid="0186f03a"/>
    </style:style>
    <style:style style:name="P113" style:family="paragraph" style:parent-style-name="Standard">
      <style:text-properties officeooo:paragraph-rsid="0186b0dc"/>
    </style:style>
    <style:style style:name="P114" style:family="paragraph" style:parent-style-name="Standard">
      <style:text-properties officeooo:paragraph-rsid="0187571d"/>
    </style:style>
    <style:style style:name="P115" style:family="paragraph" style:parent-style-name="Standard">
      <style:text-properties officeooo:paragraph-rsid="0188042d"/>
    </style:style>
    <style:style style:name="P116" style:family="paragraph" style:parent-style-name="Standard">
      <style:text-properties officeooo:paragraph-rsid="01790639"/>
    </style:style>
    <style:style style:name="P117" style:family="paragraph" style:parent-style-name="Standard">
      <style:text-properties officeooo:paragraph-rsid="013e8710"/>
    </style:style>
    <style:style style:name="P118" style:family="paragraph" style:parent-style-name="Standard">
      <style:text-properties officeooo:paragraph-rsid="018c8329"/>
    </style:style>
    <style:style style:name="P119" style:family="paragraph" style:parent-style-name="Standard">
      <style:text-properties officeooo:paragraph-rsid="018b4758"/>
    </style:style>
    <style:style style:name="P120" style:family="paragraph" style:parent-style-name="Standard">
      <style:text-properties officeooo:paragraph-rsid="0188a7c0"/>
    </style:style>
    <style:style style:name="P121" style:family="paragraph" style:parent-style-name="Standard">
      <style:text-properties officeooo:paragraph-rsid="018f707d"/>
    </style:style>
    <style:style style:name="P122" style:family="paragraph" style:parent-style-name="Standard">
      <style:text-properties officeooo:paragraph-rsid="01908662"/>
    </style:style>
    <style:style style:name="P123" style:family="paragraph" style:parent-style-name="Standard">
      <style:text-properties officeooo:paragraph-rsid="0191fa29"/>
    </style:style>
    <style:style style:name="P124" style:family="paragraph" style:parent-style-name="Standard">
      <style:text-properties officeooo:paragraph-rsid="018d9cac"/>
    </style:style>
    <style:style style:name="P125" style:family="paragraph" style:parent-style-name="Standard">
      <style:text-properties officeooo:paragraph-rsid="01943a10"/>
    </style:style>
    <style:style style:name="P126" style:family="paragraph" style:parent-style-name="Standard">
      <style:text-properties officeooo:paragraph-rsid="01034d46"/>
    </style:style>
    <style:style style:name="P127" style:family="paragraph" style:parent-style-name="Standard">
      <style:text-properties officeooo:paragraph-rsid="01961104"/>
    </style:style>
    <style:style style:name="P128" style:family="paragraph" style:parent-style-name="Standard">
      <style:text-properties officeooo:paragraph-rsid="01977d93"/>
    </style:style>
    <style:style style:name="P129" style:family="paragraph" style:parent-style-name="Standard">
      <style:text-properties officeooo:paragraph-rsid="0191e0b7"/>
    </style:style>
    <style:style style:name="T1" style:family="text">
      <style:text-properties style:text-underline-style="none" fo:font-weight="normal" officeooo:rsid="001dfd2b" style:font-weight-asian="normal" style:font-weight-complex="normal"/>
    </style:style>
    <style:style style:name="T2" style:family="text">
      <style:text-properties style:text-underline-style="none" fo:font-weight="normal" officeooo:rsid="0026f342" style:font-weight-asian="normal" style:font-weight-complex="normal"/>
    </style:style>
    <style:style style:name="T3" style:family="text">
      <style:text-properties style:text-underline-style="none" fo:font-weight="normal" officeooo:rsid="001f5c55" style:font-weight-asian="normal" style:font-weight-complex="normal"/>
    </style:style>
    <style:style style:name="T4" style:family="text">
      <style:text-properties style:text-underline-style="none" fo:font-weight="normal" officeooo:rsid="00b00a1e" style:font-weight-asian="normal" style:font-weight-complex="normal"/>
    </style:style>
    <style:style style:name="T5" style:family="text">
      <style:text-properties style:text-underline-style="none" fo:font-weight="normal" officeooo:rsid="00b8ba15" style:font-weight-asian="normal" style:font-weight-complex="normal"/>
    </style:style>
    <style:style style:name="T6" style:family="text">
      <style:text-properties style:text-underline-style="none" fo:font-weight="normal" officeooo:rsid="01034d46" style:font-weight-asian="normal" style:font-weight-complex="normal"/>
    </style:style>
    <style:style style:name="T7" style:family="text">
      <style:text-properties style:text-underline-style="none" fo:font-weight="bold" officeooo:rsid="009f7701" style:font-weight-asian="bold" style:font-weight-complex="bold"/>
    </style:style>
    <style:style style:name="T8" style:family="text">
      <style:text-properties style:text-underline-style="none" fo:font-weight="bold" officeooo:rsid="00a52233" style:font-weight-asian="bold" style:font-weight-complex="bold"/>
    </style:style>
    <style:style style:name="T9" style:family="text">
      <style:text-properties style:text-underline-style="none" fo:font-weight="bold" officeooo:rsid="00a66c76" style:font-weight-asian="bold" style:font-weight-complex="bold"/>
    </style:style>
    <style:style style:name="T10" style:family="text">
      <style:text-properties style:text-underline-style="none" fo:font-weight="bold" officeooo:rsid="00ad14fb" style:font-weight-asian="bold" style:font-weight-complex="bold"/>
    </style:style>
    <style:style style:name="T11" style:family="text">
      <style:text-properties style:text-underline-style="none" fo:font-weight="bold" officeooo:rsid="00b409b8" style:font-weight-asian="bold" style:font-weight-complex="bold"/>
    </style:style>
    <style:style style:name="T12" style:family="text">
      <style:text-properties style:text-underline-style="none" fo:font-weight="bold" officeooo:rsid="0098cbca" style:font-weight-asian="bold" style:font-weight-complex="bold"/>
    </style:style>
    <style:style style:name="T13" style:family="text">
      <style:text-properties style:text-underline-style="none" fo:font-weight="bold" officeooo:rsid="00ca67db" style:font-weight-asian="bold" style:font-weight-complex="bold"/>
    </style:style>
    <style:style style:name="T14" style:family="text">
      <style:text-properties style:text-underline-style="none" fo:font-weight="bold" officeooo:rsid="00da5a77" style:font-weight-asian="bold" style:font-weight-complex="bold"/>
    </style:style>
    <style:style style:name="T15" style:family="text">
      <style:text-properties style:text-underline-style="none" fo:font-weight="bold" officeooo:rsid="01034d46" style:font-weight-asian="bold" style:font-weight-complex="bold"/>
    </style:style>
    <style:style style:name="T16" style:family="text">
      <style:text-properties style:text-underline-style="none" fo:font-weight="bold" officeooo:rsid="01202f8c" style:font-weight-asian="bold" style:font-weight-complex="bold"/>
    </style:style>
    <style:style style:name="T17" style:family="text">
      <style:text-properties style:text-underline-style="none" fo:font-weight="bold" officeooo:rsid="00994d05" style:font-weight-asian="bold" style:font-weight-complex="bold"/>
    </style:style>
    <style:style style:name="T18" style:family="text">
      <style:text-properties style:text-underline-style="none" fo:font-weight="bold" officeooo:rsid="0139566c" style:font-weight-asian="bold" style:font-weight-complex="bold"/>
    </style:style>
    <style:style style:name="T19" style:family="text">
      <style:text-properties style:text-underline-style="none" fo:font-weight="bold" officeooo:rsid="013e8710" style:font-weight-asian="bold" style:font-weight-complex="bold"/>
    </style:style>
    <style:style style:name="T20" style:family="text">
      <style:text-properties style:text-underline-style="none" fo:font-weight="bold" officeooo:rsid="00b394fb" style:font-weight-asian="bold" style:font-weight-complex="bold"/>
    </style:style>
    <style:style style:name="T21" style:family="text">
      <style:text-properties style:text-underline-style="none" fo:font-weight="bold" officeooo:rsid="015499a7" style:font-weight-asian="bold" style:font-weight-complex="bold"/>
    </style:style>
    <style:style style:name="T22" style:family="text">
      <style:text-properties style:text-underline-style="none" fo:font-weight="bold" officeooo:rsid="0156623d" style:font-weight-asian="bold" style:font-weight-complex="bold"/>
    </style:style>
    <style:style style:name="T23" style:family="text">
      <style:text-properties style:text-underline-style="none" fo:font-weight="bold" officeooo:rsid="015e6e74" style:font-weight-asian="bold" style:font-weight-complex="bold"/>
    </style:style>
    <style:style style:name="T24" style:family="text">
      <style:text-properties style:text-underline-style="none" fo:font-weight="bold" officeooo:rsid="01671857" style:font-weight-asian="bold" style:font-weight-complex="bold"/>
    </style:style>
    <style:style style:name="T25" style:family="text">
      <style:text-properties style:text-underline-style="none" fo:font-weight="bold" officeooo:rsid="0171cad7" style:font-weight-asian="bold" style:font-weight-complex="bold"/>
    </style:style>
    <style:style style:name="T26" style:family="text">
      <style:text-properties style:text-underline-style="none" fo:font-weight="bold" officeooo:rsid="0178ffaf" style:font-weight-asian="bold" style:font-weight-complex="bold"/>
    </style:style>
    <style:style style:name="T27" style:family="text">
      <style:text-properties style:text-underline-style="none" fo:font-weight="bold" officeooo:rsid="017f9844" style:font-weight-asian="bold" style:font-weight-complex="bold"/>
    </style:style>
    <style:style style:name="T28" style:family="text">
      <style:text-properties style:text-underline-style="none" fo:font-weight="bold" officeooo:rsid="016fac63" style:font-weight-asian="bold" style:font-weight-complex="bold"/>
    </style:style>
    <style:style style:name="T29" style:family="text">
      <style:text-properties style:text-underline-style="none" fo:font-weight="bold" officeooo:rsid="018c8329" style:font-weight-asian="bold" style:font-weight-complex="bold"/>
    </style:style>
    <style:style style:name="T30" style:family="text">
      <style:text-properties fo:color="#000000" style:text-underline-style="none" fo:font-weight="normal" officeooo:rsid="001dfd2b" style:font-weight-asian="normal" style:font-weight-complex="normal"/>
    </style:style>
    <style:style style:name="T31" style:family="text">
      <style:text-properties fo:color="#000000" style:text-underline-style="none" fo:font-weight="normal" officeooo:rsid="0026f342" style:font-weight-asian="normal" style:font-weight-complex="normal"/>
    </style:style>
    <style:style style:name="T32" style:family="text">
      <style:text-properties fo:color="#000000" style:text-underline-style="none" fo:font-weight="normal" officeooo:rsid="002dd0b9" style:font-weight-asian="normal" style:font-weight-complex="normal"/>
    </style:style>
    <style:style style:name="T33" style:family="text">
      <style:text-properties fo:color="#000000" style:text-underline-style="none" fo:font-weight="normal" officeooo:rsid="001f5c55" style:font-weight-asian="normal" style:font-weight-complex="normal"/>
    </style:style>
    <style:style style:name="T34" style:family="text">
      <style:text-properties fo:color="#000000" style:text-underline-style="none" fo:font-weight="normal" officeooo:rsid="0033b738" style:font-weight-asian="normal" style:font-weight-complex="normal"/>
    </style:style>
    <style:style style:name="T35" style:family="text">
      <style:text-properties fo:color="#000000" style:text-underline-style="none" fo:font-weight="bold" officeooo:rsid="00ca67db" style:font-weight-asian="bold" style:font-weight-complex="bold"/>
    </style:style>
    <style:style style:name="T36" style:family="text">
      <style:text-properties fo:color="#000000" style:text-underline-style="none" fo:font-weight="bold" officeooo:rsid="018c8329" style:font-weight-asian="bold" style:font-weight-complex="bold"/>
    </style:style>
    <style:style style:name="T37" style:family="text">
      <style:text-properties fo:color="#000000" fo:font-weight="bold" officeooo:rsid="016e45ba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1f5c55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26f342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a66c76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a5223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b00a1e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ad14fb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bb2f4a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officeooo:rsid="01202f8c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16fac63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fo:font-weight="normal" officeooo:rsid="013e8710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1034d46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 fo:font-weight="normal" officeooo:rsid="0199ff50" style:font-weight-asian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dfd2b" style:font-weight-asian="normal" style:font-weight-complex="normal"/>
    </style:style>
    <style:style style:name="T53" style:family="text">
      <style:text-properties fo:font-weight="normal" officeooo:rsid="0026f342" style:font-weight-asian="normal" style:font-weight-complex="normal"/>
    </style:style>
    <style:style style:name="T54" style:family="text">
      <style:text-properties fo:font-weight="normal" officeooo:rsid="001f5c55" style:font-weight-asian="normal" style:font-weight-complex="normal"/>
    </style:style>
    <style:style style:name="T55" style:family="text">
      <style:text-properties fo:font-weight="normal" officeooo:rsid="0098cbca" style:font-weight-asian="normal" style:font-weight-complex="normal"/>
    </style:style>
    <style:style style:name="T56" style:family="text">
      <style:text-properties fo:font-weight="normal" officeooo:rsid="00990ccc" style:font-weight-asian="normal" style:font-weight-complex="normal"/>
    </style:style>
    <style:style style:name="T57" style:family="text">
      <style:text-properties fo:font-weight="normal" officeooo:rsid="00416021" style:font-weight-asian="normal" style:font-weight-complex="normal"/>
    </style:style>
    <style:style style:name="T58" style:family="text">
      <style:text-properties fo:font-weight="normal" officeooo:rsid="0024ae9a" style:font-weight-asian="normal" style:font-weight-complex="normal"/>
    </style:style>
    <style:style style:name="T59" style:family="text">
      <style:text-properties fo:font-weight="normal" officeooo:rsid="00c2e645" style:font-weight-asian="normal" style:font-weight-complex="normal"/>
    </style:style>
    <style:style style:name="T60" style:family="text">
      <style:text-properties fo:font-weight="normal" officeooo:rsid="00994d05" style:font-weight-asian="normal" style:font-weight-complex="normal"/>
    </style:style>
    <style:style style:name="T61" style:family="text">
      <style:text-properties fo:font-weight="normal" officeooo:rsid="010d4cba" style:font-weight-asian="normal" style:font-weight-complex="normal"/>
    </style:style>
    <style:style style:name="T62" style:family="text">
      <style:text-properties fo:font-weight="normal" officeooo:rsid="0151f812" style:font-weight-asian="normal" style:font-weight-complex="normal"/>
    </style:style>
    <style:style style:name="T63" style:family="text">
      <style:text-properties fo:font-weight="normal" officeooo:rsid="0145a116" style:font-weight-asian="normal" style:font-weight-complex="normal"/>
    </style:style>
    <style:style style:name="T64" style:family="text">
      <style:text-properties officeooo:rsid="0098cbca"/>
    </style:style>
    <style:style style:name="T65" style:family="text">
      <style:text-properties fo:font-variant="normal" fo:text-transform="none" fo:color="#030303" style:font-name="Roboto" fo:font-size="10.5pt" fo:letter-spacing="normal" fo:font-style="normal" fo:font-weight="normal" style:font-weight-asian="normal" style:font-weight-complex="normal"/>
    </style:style>
    <style:style style:name="T66" style:family="text">
      <style:text-properties officeooo:rsid="00990ccc"/>
    </style:style>
    <style:style style:name="T67" style:family="text">
      <style:text-properties officeooo:rsid="00b409b8"/>
    </style:style>
    <style:style style:name="T68" style:family="text">
      <style:text-properties fo:font-weight="bold" officeooo:rsid="00bb2f4a" style:font-weight-asian="bold" style:font-weight-complex="bold"/>
    </style:style>
    <style:style style:name="T69" style:family="text">
      <style:text-properties fo:font-weight="bold" officeooo:rsid="00c2e645" style:font-weight-asian="bold" style:font-weight-complex="bold"/>
    </style:style>
    <style:style style:name="T70" style:family="text">
      <style:text-properties fo:font-weight="bold" officeooo:rsid="00c45909" style:font-weight-asian="bold" style:font-weight-complex="bold"/>
    </style:style>
    <style:style style:name="T71" style:family="text">
      <style:text-properties fo:font-weight="bold" officeooo:rsid="010d4cba" style:font-weight-asian="bold" style:font-weight-complex="bold"/>
    </style:style>
    <style:style style:name="T72" style:family="text">
      <style:text-properties fo:font-weight="bold" officeooo:rsid="01139c9d" style:font-weight-asian="bold" style:font-weight-complex="bold"/>
    </style:style>
    <style:style style:name="T73" style:family="text">
      <style:text-properties fo:font-weight="bold" officeooo:rsid="011b2d13" style:font-weight-asian="bold" style:font-weight-complex="bold"/>
    </style:style>
    <style:style style:name="T74" style:family="text">
      <style:text-properties fo:font-weight="bold" officeooo:rsid="012963af" style:font-weight-asian="bold" style:font-weight-complex="bold"/>
    </style:style>
    <style:style style:name="T75" style:family="text">
      <style:text-properties fo:font-weight="bold" officeooo:rsid="012a6ae7" style:font-weight-asian="bold" style:font-weight-complex="bold"/>
    </style:style>
    <style:style style:name="T76" style:family="text">
      <style:text-properties fo:font-weight="bold" officeooo:rsid="012b2604" style:font-weight-asian="bold" style:font-weight-complex="bold"/>
    </style:style>
    <style:style style:name="T77" style:family="text">
      <style:text-properties fo:font-weight="bold" officeooo:rsid="01320a7c" style:font-weight-asian="bold" style:font-weight-complex="bold"/>
    </style:style>
    <style:style style:name="T78" style:family="text">
      <style:text-properties fo:font-weight="bold" officeooo:rsid="01482156" style:font-weight-asian="bold" style:font-weight-complex="bold"/>
    </style:style>
    <style:style style:name="T79" style:family="text">
      <style:text-properties fo:font-weight="bold" officeooo:rsid="014e6919" style:font-weight-asian="bold" style:font-weight-complex="bold"/>
    </style:style>
    <style:style style:name="T80" style:family="text">
      <style:text-properties fo:font-weight="bold" officeooo:rsid="014eac25" style:font-weight-asian="bold" style:font-weight-complex="bold"/>
    </style:style>
    <style:style style:name="T81" style:family="text">
      <style:text-properties fo:font-weight="bold" officeooo:rsid="014fc31a" style:font-weight-asian="bold" style:font-weight-complex="bold"/>
    </style:style>
    <style:style style:name="T82" style:family="text">
      <style:text-properties fo:font-weight="bold" officeooo:rsid="01573821" style:font-weight-asian="bold" style:font-weight-complex="bold"/>
    </style:style>
    <style:style style:name="T83" style:family="text">
      <style:text-properties fo:font-weight="bold" officeooo:rsid="0158bd7c" style:font-weight-asian="bold" style:font-weight-complex="bold"/>
    </style:style>
    <style:style style:name="T84" style:family="text">
      <style:text-properties fo:font-weight="bold" officeooo:rsid="015a56be" style:font-weight-asian="bold" style:font-weight-complex="bold"/>
    </style:style>
    <style:style style:name="T85" style:family="text">
      <style:text-properties fo:font-weight="bold" officeooo:rsid="015bc699" style:font-weight-asian="bold" style:font-weight-complex="bold"/>
    </style:style>
    <style:style style:name="T86" style:family="text">
      <style:text-properties fo:font-weight="bold" officeooo:rsid="015c45d7" style:font-weight-asian="bold" style:font-weight-complex="bold"/>
    </style:style>
    <style:style style:name="T87" style:family="text">
      <style:text-properties fo:font-weight="bold" officeooo:rsid="015d351a" style:font-weight-asian="bold" style:font-weight-complex="bold"/>
    </style:style>
    <style:style style:name="T88" style:family="text">
      <style:text-properties fo:font-weight="bold" officeooo:rsid="015f2c0c" style:font-weight-asian="bold" style:font-weight-complex="bold"/>
    </style:style>
    <style:style style:name="T89" style:family="text">
      <style:text-properties fo:font-weight="bold" officeooo:rsid="015fd915" style:font-weight-asian="bold" style:font-weight-complex="bold"/>
    </style:style>
    <style:style style:name="T90" style:family="text">
      <style:text-properties fo:font-weight="bold" officeooo:rsid="01617cee" style:font-weight-asian="bold" style:font-weight-complex="bold"/>
    </style:style>
    <style:style style:name="T91" style:family="text">
      <style:text-properties fo:font-weight="bold" officeooo:rsid="0168e3b9" style:font-weight-asian="bold" style:font-weight-complex="bold"/>
    </style:style>
    <style:style style:name="T92" style:family="text">
      <style:text-properties fo:font-weight="bold" officeooo:rsid="016a787e" style:font-weight-asian="bold" style:font-weight-complex="bold"/>
    </style:style>
    <style:style style:name="T93" style:family="text">
      <style:text-properties fo:font-weight="bold" officeooo:rsid="016dbd06" style:font-weight-asian="bold" style:font-weight-complex="bold"/>
    </style:style>
    <style:style style:name="T94" style:family="text">
      <style:text-properties fo:font-weight="bold" officeooo:rsid="016e45ba" style:font-weight-asian="bold" style:font-weight-complex="bold"/>
    </style:style>
    <style:style style:name="T95" style:family="text">
      <style:text-properties fo:font-weight="bold" officeooo:rsid="016c7798" style:font-weight-asian="bold" style:font-weight-complex="bold"/>
    </style:style>
    <style:style style:name="T96" style:family="text">
      <style:text-properties fo:font-weight="bold" officeooo:rsid="01713207" style:font-weight-asian="bold" style:font-weight-complex="bold"/>
    </style:style>
    <style:style style:name="T97" style:family="text">
      <style:text-properties fo:font-weight="bold" officeooo:rsid="0171c170" style:font-weight-asian="bold" style:font-weight-complex="bold"/>
    </style:style>
    <style:style style:name="T98" style:family="text">
      <style:text-properties fo:font-weight="bold" officeooo:rsid="0171c543" style:font-weight-asian="bold" style:font-weight-complex="bold"/>
    </style:style>
    <style:style style:name="T99" style:family="text">
      <style:text-properties fo:font-weight="bold" officeooo:rsid="0172b72c" style:font-weight-asian="bold" style:font-weight-complex="bold"/>
    </style:style>
    <style:style style:name="T100" style:family="text">
      <style:text-properties fo:font-weight="bold" officeooo:rsid="01737757" style:font-weight-asian="bold" style:font-weight-complex="bold"/>
    </style:style>
    <style:style style:name="T101" style:family="text">
      <style:text-properties fo:font-weight="bold" officeooo:rsid="0173a3d5" style:font-weight-asian="bold" style:font-weight-complex="bold"/>
    </style:style>
    <style:style style:name="T102" style:family="text">
      <style:text-properties fo:font-weight="bold" officeooo:rsid="017519b3" style:font-weight-asian="bold" style:font-weight-complex="bold"/>
    </style:style>
    <style:style style:name="T103" style:family="text">
      <style:text-properties fo:font-weight="bold" officeooo:rsid="017857cf" style:font-weight-asian="bold" style:font-weight-complex="bold"/>
    </style:style>
    <style:style style:name="T104" style:family="text">
      <style:text-properties fo:font-weight="bold" officeooo:rsid="017afd6e" style:font-weight-asian="bold" style:font-weight-complex="bold"/>
    </style:style>
    <style:style style:name="T105" style:family="text">
      <style:text-properties fo:font-weight="bold" officeooo:rsid="0177110c" style:font-weight-asian="bold" style:font-weight-complex="bold"/>
    </style:style>
    <style:style style:name="T106" style:family="text">
      <style:text-properties fo:font-weight="bold" officeooo:rsid="017cf1b0" style:font-weight-asian="bold" style:font-weight-complex="bold"/>
    </style:style>
    <style:style style:name="T107" style:family="text">
      <style:text-properties fo:font-weight="bold" officeooo:rsid="017cc4af" style:font-weight-asian="bold" style:font-weight-complex="bold"/>
    </style:style>
    <style:style style:name="T108" style:family="text">
      <style:text-properties fo:font-weight="bold" officeooo:rsid="017dc309" style:font-weight-asian="bold" style:font-weight-complex="bold"/>
    </style:style>
    <style:style style:name="T109" style:family="text">
      <style:text-properties fo:font-weight="bold" officeooo:rsid="017dd0ca" style:font-weight-asian="bold" style:font-weight-complex="bold"/>
    </style:style>
    <style:style style:name="T110" style:family="text">
      <style:text-properties fo:font-weight="bold" officeooo:rsid="017eba55" style:font-weight-asian="bold" style:font-weight-complex="bold"/>
    </style:style>
    <style:style style:name="T111" style:family="text">
      <style:text-properties fo:font-weight="bold" officeooo:rsid="0181ffe0" style:font-weight-asian="bold" style:font-weight-complex="bold"/>
    </style:style>
    <style:style style:name="T112" style:family="text">
      <style:text-properties fo:font-weight="bold" officeooo:rsid="01832677" style:font-weight-asian="bold" style:font-weight-complex="bold"/>
    </style:style>
    <style:style style:name="T113" style:family="text">
      <style:text-properties fo:font-weight="bold" officeooo:rsid="018457ee" style:font-weight-asian="bold" style:font-weight-complex="bold"/>
    </style:style>
    <style:style style:name="T114" style:family="text">
      <style:text-properties fo:font-weight="bold" officeooo:rsid="018534bf" style:font-weight-asian="bold" style:font-weight-complex="bold"/>
    </style:style>
    <style:style style:name="T115" style:family="text">
      <style:text-properties fo:font-weight="bold" officeooo:rsid="0186f03a" style:font-weight-asian="bold" style:font-weight-complex="bold"/>
    </style:style>
    <style:style style:name="T116" style:family="text">
      <style:text-properties fo:font-weight="bold" officeooo:rsid="0186b0dc" style:font-weight-asian="bold" style:font-weight-complex="bold"/>
    </style:style>
    <style:style style:name="T117" style:family="text">
      <style:text-properties fo:font-weight="bold" officeooo:rsid="0187571d" style:font-weight-asian="bold" style:font-weight-complex="bold"/>
    </style:style>
    <style:style style:name="T118" style:family="text">
      <style:text-properties fo:font-weight="bold" officeooo:rsid="0188042d" style:font-weight-asian="bold" style:font-weight-complex="bold"/>
    </style:style>
    <style:style style:name="T119" style:family="text">
      <style:text-properties fo:font-weight="bold" officeooo:rsid="01790639" style:font-weight-asian="bold" style:font-weight-complex="bold"/>
    </style:style>
    <style:style style:name="T120" style:family="text">
      <style:text-properties fo:font-weight="bold" officeooo:rsid="018b4758" style:font-weight-asian="bold" style:font-weight-complex="bold"/>
    </style:style>
    <style:style style:name="T121" style:family="text">
      <style:text-properties fo:font-weight="bold" officeooo:rsid="0188a7c0" style:font-weight-asian="bold" style:font-weight-complex="bold"/>
    </style:style>
    <style:style style:name="T122" style:family="text">
      <style:text-properties fo:font-weight="bold" officeooo:rsid="018f707d" style:font-weight-asian="bold" style:font-weight-complex="bold"/>
    </style:style>
    <style:style style:name="T123" style:family="text">
      <style:text-properties fo:font-weight="bold" officeooo:rsid="01908662" style:font-weight-asian="bold" style:font-weight-complex="bold"/>
    </style:style>
    <style:style style:name="T124" style:family="text">
      <style:text-properties fo:font-weight="bold" officeooo:rsid="0191fa29" style:font-weight-asian="bold" style:font-weight-complex="bold"/>
    </style:style>
    <style:style style:name="T125" style:family="text">
      <style:text-properties fo:font-weight="bold" officeooo:rsid="018d9cac" style:font-weight-asian="bold" style:font-weight-complex="bold"/>
    </style:style>
    <style:style style:name="T126" style:family="text">
      <style:text-properties fo:font-weight="bold" officeooo:rsid="01943a10" style:font-weight-asian="bold" style:font-weight-complex="bold"/>
    </style:style>
    <style:style style:name="T127" style:family="text">
      <style:text-properties fo:font-weight="bold" officeooo:rsid="01977d93" style:font-weight-asian="bold" style:font-weight-complex="bold"/>
    </style:style>
    <style:style style:name="T128" style:family="text">
      <style:text-properties fo:font-weight="bold" officeooo:rsid="0191e0b7" style:font-weight-asian="bold" style:font-weight-complex="bold"/>
    </style:style>
    <style:style style:name="T129" style:family="text">
      <style:text-properties officeooo:rsid="00da5a77"/>
    </style:style>
    <style:style style:name="T130" style:family="text">
      <style:text-properties officeooo:rsid="010b2298"/>
    </style:style>
    <style:style style:name="T131" style:family="text">
      <style:text-properties officeooo:rsid="0145a116"/>
    </style:style>
    <style:style style:name="T132" style:family="text">
      <style:text-properties officeooo:rsid="0163dfc1"/>
    </style:style>
    <style:style style:name="T133" style:family="text">
      <style:text-properties officeooo:rsid="016fac63"/>
    </style:style>
    <style:style style:name="T134" style:family="text">
      <style:text-properties officeooo:rsid="018c8329"/>
    </style:style>
    <style:style style:name="T135" style:family="text">
      <style:text-properties officeooo:rsid="0199ff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cursion, <text:span text:style-name="T129">Backtracking &amp; </text:span>Dynamic Programming</text:p>
      <text:p text:style-name="P26"><text:span text:style-name="T131">TODO DP Problems from </text:span><text:span text:style-name="T63">-</text:span><text:span text:style-name="T62">&gt; </text:span><text:span text:style-name="T131">top 50 dp problems</text:span></text:p>
      <text:p text:style-name="P36"><text:span text:style-name="T14">) </text:span><text:a xlink:type="simple" xlink:href="https://practice.geeksforgeeks.org/problems/kadanes-algorithm/0" text:style-name="Internet_20_link" text:visited-style-name="Visited_20_Internet_20_Link">https://practice.geeksforgeeks.org/problems/kadanes-algorithm/0</text:a></text:p>
      <text:p text:style-name="P38"><text:span text:style-name="T15">) </text:span><text:a xlink:type="simple" xlink:href="https://www.geeksforgeeks.org/range-query-largest-sum-contiguous-subarray/?ref=rp" text:style-name="Internet_20_link" text:visited-style-name="Visited_20_Internet_20_Link">https://www.geeksforgeeks.org/range-query-largest-sum-contiguous-subarray/?ref=rp</text:a></text:p>
      <text:p text:style-name="P38"><text:span text:style-name="T15">) </text:span><text:a xlink:type="simple" xlink:href="https://www.geeksforgeeks.org/smallest-sum-contiguous-subarray-set-2/?ref=rp" text:style-name="Internet_20_link" text:visited-style-name="Visited_20_Internet_20_Link">https://www.geeksforgeeks.org/smallest-sum-contiguous-subarray-set-2/?ref=rp</text:a></text:p>
      <text:p text:style-name="P38"><text:span text:style-name="T15">) </text:span><text:a xlink:type="simple" xlink:href="https://www.geeksforgeeks.org/smallest-sum-contiguous-subarray/?ref=rp" text:style-name="Internet_20_link" text:visited-style-name="Visited_20_Internet_20_Link">https://www.geeksforgeeks.org/smallest-sum-contiguous-subarray/?ref=rp</text:a></text:p>
      <text:p text:style-name="P38"><text:span text:style-name="T15">) </text:span><text:a xlink:type="simple" xlink:href="https://practice.geeksforgeeks.org/problems/largest-sum-subarray-of-size-at-least-k/0" text:style-name="Internet_20_link" text:visited-style-name="Visited_20_Internet_20_Link">https://practice.geeksforgeeks.org/problems/largest-sum-subarray-of-size-at-least-k/0</text:a></text:p>
      <text:p text:style-name="P38"><text:span text:style-name="T15">) </text:span><text:a xlink:type="simple" xlink:href="https://www.geeksforgeeks.org/subarray-with-largest-sum-after-excluding-its-maximum-element/?ref=rp" text:style-name="Internet_20_link" text:visited-style-name="Visited_20_Internet_20_Link">https://www.geeksforgeeks.org/subarray-with-largest-sum-after-excluding-its-maximum-element/?ref=rp</text:a></text:p>
      <text:p text:style-name="P38"><text:span text:style-name="T15">) </text:span><text:a xlink:type="simple" xlink:href="https://www.geeksforgeeks.org/largest-subarray-sum-of-all-connected-components-in-undirected-graph/?ref=rp" text:style-name="Internet_20_link" text:visited-style-name="Visited_20_Internet_20_Link">https://www.geeksforgeeks.org/largest-subarray-sum-of-all-connected-components-in-undirected-graph/?ref=rp</text:a><text:span text:style-name="T15"> </text:span></text:p>
      <text:p text:style-name="P127"><text:span text:style-name="T15">) </text:span><text:a xlink:type="simple" xlink:href="https://practice.geeksforgeeks.org/problems/maximum-sum-rectangle/0" text:style-name="Internet_20_link" text:visited-style-name="Visited_20_Internet_20_Link"><text:span text:style-name="T49">https://practice.geeksforgeeks.org/problems/maximum-sum-rectangle/0</text:span></text:a></text:p>
      <text:p text:style-name="P64"/>
      <text:p text:style-name="P20">) <text:a xlink:type="simple" xlink:href="https://practice.geeksforgeeks.org/problems/0-1-knapsack-problem/0" text:style-name="Internet_20_link" text:visited-style-name="Visited_20_Internet_20_Link"><text:span text:style-name="Internet_20_link"><text:span text:style-name="T52">https://practice.geeksforgeeks.org/problems/0-1-knapsack-problem/0</text:span></text:span></text:a></text:p>
      <text:p text:style-name="P15">) <text:a xlink:type="simple" xlink:href="https://www.geeksforgeeks.org/subset-sum-problem-dp-25/" text:style-name="Internet_20_link" text:visited-style-name="Visited_20_Internet_20_Link"><text:span text:style-name="Internet_20_link"><text:span text:style-name="T52">https://www.geeksforgeeks.org/subset-sum-problem-dp-25/</text:span></text:span></text:a></text:p>
      <text:p text:style-name="P15">) <text:a xlink:type="simple" xlink:href="https://practice.geeksforgeeks.org/problems/subset-sum-problem/0" text:style-name="Internet_20_link" text:visited-style-name="Visited_20_Internet_20_Link"><text:span text:style-name="Internet_20_link"><text:span text:style-name="T51">https://practice.geeksforgeeks.org/problems/subset-sum-problem/0</text:span></text:span></text:a></text:p>
      <text:p text:style-name="P15">) <text:a xlink:type="simple" xlink:href="https://practice.geeksforgeeks.org/problems/perfect-sum-problem/0" text:style-name="Internet_20_link" text:visited-style-name="Visited_20_Internet_20_Link"><text:span text:style-name="Internet_20_link"><text:span text:style-name="T52">https://practice.geeksforgeeks.org/problems/perfect-sum-problem/0</text:span></text:span></text:a></text:p>
      <text:p text:style-name="P15">) <text:a xlink:type="simple" xlink:href="https://practice.geeksforgeeks.org/problems/minimum-sum-partition/0" text:style-name="Internet_20_link" text:visited-style-name="Visited_20_Internet_20_Link"><text:span text:style-name="Internet_20_link"><text:span text:style-name="T51">https://practice.geeksforgeeks.org/problems/minimum-sum-partition/0</text:span></text:span></text:a></text:p>
      <text:p text:style-name="P15">) <text:a xlink:type="simple" xlink:href="https://www.youtube.com/watch?v=ot_XBHyqpFc&amp;list=PL_z_8CaSLPWekqhdCPmFohncHwz8TY2Go&amp;index=12" text:style-name="Internet_20_link" text:visited-style-name="Visited_20_Internet_20_Link"><text:span text:style-name="Internet_20_link"><text:span text:style-name="T52">https://www.youtube.com/watch?v=ot_XBHyqpFc&amp;list=PL_z_8CaSLPWekqhdCPmFohncHwz8TY2Go&amp;index=12</text:span></text:span></text:a></text:p>
      <text:p text:style-name="P15">) <text:a xlink:type="simple" xlink:href="https://leetcode.com/problems/target-sum/" text:style-name="Internet_20_link" text:visited-style-name="Visited_20_Internet_20_Link"><text:span text:style-name="Internet_20_link"><text:span text:style-name="T51">https://leetcode.com/problems/target-sum/</text:span></text:span></text:a></text:p>
      <text:p text:style-name="P15"><text:span text:style-name="Internet_20_link"><text:span text:style-name="T51"/></text:span></text:p>
      <text:p text:style-name="P21">) 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54">https://practice.geeksforgeeks.org/problems/knapsack-with-duplicate-items/0</text:span></text:span></text:a></text:p>
      <text:p text:style-name="P16">) <text:a xlink:type="simple" xlink:href="https://www.geeksforgeeks.org/cutting-a-rod-dp-13/" text:style-name="Internet_20_link" text:visited-style-name="Visited_20_Internet_20_Link"><text:span text:style-name="Internet_20_link"><text:span text:style-name="T51">https://www.geeksforgeeks.org/cutting-a-rod-dp-13/</text:span></text:span></text:a></text:p>
      <text:p text:style-name="P88"><text:span text:style-name="T25">) </text:span><text:a xlink:type="simple" xlink:href="https://maksimdan.gitbook.io/interview-practice-problems/coding_practice_questions/moderate/diving-board" text:style-name="Internet_20_link" text:visited-style-name="Visited_20_Internet_20_Link">https://maksimdan.gitbook.io/interview-practice-problems/coding_practice_questions/moderate/diving-board</text:a></text:p>
      <text:p text:style-name="P16">) <text:a xlink:type="simple" xlink:href="https://www.hackerrank.com/challenges/coin-change/problem" text:style-name="Internet_20_link" text:visited-style-name="Visited_20_Internet_20_Link"><text:span text:style-name="Internet_20_link"><text:span text:style-name="T52">https://www.hackerrank.com/challenges/coin-change/problem</text:span></text:span></text:a></text:p>
      <text:p text:style-name="P16">) <text:a xlink:type="simple" xlink:href="https://practice.geeksforgeeks.org/problems/number-of-coins/0" text:style-name="Internet_20_link" text:visited-style-name="Visited_20_Internet_20_Link"><text:span text:style-name="Internet_20_link"><text:span text:style-name="T52">https://practice.geeksforgeeks.org/problems/number-of-coins/0</text:span></text:span></text:a></text:p>
      <text:p text:style-name="P37"><text:span text:style-name="T14">) </text:span><text:a xlink:type="simple" xlink:href="https://practice.geeksforgeeks.org/problems/cutted-segments/0" text:style-name="Internet_20_link" text:visited-style-name="Visited_20_Internet_20_Link"><text:span text:style-name="Internet_20_link"><text:span text:style-name="T57">https://practice.geeksforgeeks.org/problems/cutted-segments/0</text:span></text:span></text:a></text:p>
      <text:p text:style-name="P37"><text:span text:style-name="Internet_20_link"><text:span text:style-name="T57"/></text:span></text:p>
      <text:p text:style-name="P22">) <text:a xlink:type="simple" xlink:href="https://practice.geeksforgeeks.org/problems/longest-common-subsequence/0" text:style-name="Internet_20_link" text:visited-style-name="Visited_20_Internet_20_Link"><text:span text:style-name="Internet_20_link"><text:span text:style-name="T60">https://practice.geeksforgeeks.org/problems/longest-common-subsequence/0</text:span></text:span></text:a></text:p>
      <text:p text:style-name="P16">) <text:a xlink:type="simple" xlink:href="https://practice.geeksforgeeks.org/problems/longest-common-substring/0" text:style-name="Internet_20_link" text:visited-style-name="Visited_20_Internet_20_Link"><text:span text:style-name="Internet_20_link"><text:span text:style-name="T58">https://practice.geeksforgeeks.org/problems/longest-common-substring/0</text:span></text:span></text:a></text:p>
      <text:p text:style-name="P16">) 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<text:span text:style-name="T51">https://www.hackerrank.com/challenges/dynamic-programming-classics-the-longest-common-subsequence/problem</text:span></text:span></text:a></text:p>
      <text:p text:style-name="P16">) 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53">https://practice.geeksforgeeks.org/problems/shortest-common-supersequence/0</text:span></text:span></text:a></text:p>
      <text:p text:style-name="P16">) <text:a xlink:type="simple" xlink:href="https://practice.geeksforgeeks.org/problems/minimum-number-of-deletions-and-insertions/0" text:style-name="Internet_20_link" text:visited-style-name="Visited_20_Internet_20_Link"><text:span text:style-name="Internet_20_link"><text:span text:style-name="T51">https://practice.geeksforgeeks.org/problems/minimum-number-of-deletions-and-insertions/0</text:span></text:span></text:a></text:p>
      <text:p text:style-name="P16">) <text:a xlink:type="simple" xlink:href="https://leetcode.com/problems/longest-palindromic-subsequence/" text:style-name="Internet_20_link" text:visited-style-name="Visited_20_Internet_20_Link"><text:span text:style-name="Internet_20_link"><text:span text:style-name="T53">https://leetcode.com/problems/longest-palindromic-subsequence/</text:span></text:span></text:a></text:p>
      <text:p text:style-name="P16">) <text:a xlink:type="simple" xlink:href="https://practice.geeksforgeeks.org/problems/longest-palindrome-in-a-string/0" text:style-name="Internet_20_link" text:visited-style-name="Visited_20_Internet_20_Link"><text:span text:style-name="Internet_20_link"><text:span text:style-name="T52">https://practice.geeksforgeeks.org/problems/longest-palindrome-in-a-string/0</text:span></text:span></text:a></text:p>
      <text:p text:style-name="P16">) <text:a xlink:type="simple" xlink:href="https://practice.geeksforgeeks.org/problems/minimum-deletitions/0" text:style-name="Internet_20_link" text:visited-style-name="Visited_20_Internet_20_Link"><text:span text:style-name="Internet_20_link"><text:span text:style-name="T51">https://practice.geeksforgeeks.org/problems/minimum-deletitions/0</text:span></text:span></text:a></text:p>
      <text:p text:style-name="P16">) <text:a xlink:type="simple" xlink:href="https://leetcode.com/problems/edit-distance/" text:style-name="Internet_20_link" text:visited-style-name="Visited_20_Internet_20_Link"><text:span text:style-name="Internet_20_link"><text:span text:style-name="T52">https://leetcode.com/problems/edit-distance/</text:span></text:span></text:a></text:p>
      <text:p text:style-name="P16">) <text:a xlink:type="simple" xlink:href="https://leetcode.com/problems/shortest-common-supersequence/" text:style-name="Internet_20_link" text:visited-style-name="Visited_20_Internet_20_Link"><text:span text:style-name="Internet_20_link"><text:span text:style-name="T51">https://leetcode.com/problems/shortest-common-supersequence/</text:span></text:span></text:a></text:p>
      <text:p text:style-name="P37"><text:span text:style-name="T17">) </text:span><text:a xlink:type="simple" xlink:href="https://practice.geeksforgeeks.org/problems/longest-repeating-subsequence/0" text:style-name="Internet_20_link" text:visited-style-name="Visited_20_Internet_20_Link"><text:span text:style-name="Internet_20_link"><text:span text:style-name="T52">https://practice.geeksforgeeks.org/problems/longest-repeating-subsequence/0</text:span></text:span></text:a></text:p>
      <text:p text:style-name="P16">) <text:a xlink:type="simple" xlink:href="https://leetcode.com/problems/is-subsequence/" text:style-name="Internet_20_link" text:visited-style-name="Visited_20_Internet_20_Link"><text:span text:style-name="Internet_20_link"><text:span text:style-name="T51">https://leetcode.com/problems/is-subsequence/</text:span></text:span></text:a></text:p>
      <text:p text:style-name="P48"><text:span text:style-name="T18">) </text:span><text:a xlink:type="simple" xlink:href="https://practice.geeksforgeeks.org/problems/find-number-of-times-a-string-occurs-as-a-subsequence/0" text:style-name="Internet_20_link" text:visited-style-name="Visited_20_Internet_20_Link">https://practice.geeksforgeeks.org/problems/find-number-of-times-a-string-occurs-as-a-subsequence/0</text:a></text:p>
      <text:p text:style-name="P16"><text:span text:style-name="T130">) </text:span><text:a xlink:type="simple" xlink:href="https://practice.geeksforgeeks.org/problems/form-a-palindrome/0" text:style-name="Internet_20_link" text:visited-style-name="Visited_20_Internet_20_Link"><text:span text:style-name="Internet_20_link"><text:span text:style-name="T53">https://practice.geeksforgeeks.org/problems/form-a-palindrome/0</text:span></text:span></text:a></text:p>
      <text:p text:style-name="P16"><text:span text:style-name="Internet_20_link"><text:span text:style-name="T53"/></text:span></text:p>
      <text:p text:style-name="P39"><text:span text:style-name="T14">) </text:span><text:a xlink:type="simple" xlink:href="https://leetcode.com/problems/longest-increasing-subsequence/" text:style-name="Internet_20_link" text:visited-style-name="Visited_20_Internet_20_Link">https://leetcode.com/problems/longest-increasing-subsequence/</text:a></text:p>
      <text:p text:style-name="P40"><text:span text:style-name="T71">) </text:span><text:a xlink:type="simple" xlink:href="https://www.geeksforgeeks.org/longest-increasing-subsequence-using-longest-common-subsequence-algorithm/?ref=rp" text:style-name="Internet_20_link" text:visited-style-name="Visited_20_Internet_20_Link">https://www.geeksforgeeks.org/longest-increasing-subsequence-using-longest-common-subsequence-algorithm/?ref=rp</text:a></text:p>
      <text:p text:style-name="P40"><text:span text:style-name="T71">) </text:span><text:a xlink:type="simple" xlink:href="https://www.geeksforgeeks.org/longest-increasing-odd-even-subsequence/?ref=rp" text:style-name="Internet_20_link" text:visited-style-name="Visited_20_Internet_20_Link">https://www.geeksforgeeks.org/longest-increasing-odd-even-subsequence/?ref=rp</text:a></text:p>
      <text:p text:style-name="P40"><text:span text:style-name="T71">) </text:span><text:a xlink:type="simple" xlink:href="https://practice.geeksforgeeks.org/problems/longest-common-increasing-subsequence/0" text:style-name="Internet_20_link" text:visited-style-name="Visited_20_Internet_20_Link">https://practice.geeksforgeeks.org/problems/longest-common-increasing-subsequence/0</text:a></text:p>
      <text:p text:style-name="P40"><text:soft-page-break/><text:span text:style-name="T71">) </text:span><text:a xlink:type="simple" xlink:href="https://leetcode.com/problems/longest-continuous-increasing-subsequence/" text:style-name="Internet_20_link" text:visited-style-name="Visited_20_Internet_20_Link">https://leetcode.com/problems/longest-continuous-increasing-subsequence/</text:a></text:p>
      <text:p text:style-name="P40"><text:span text:style-name="T71">) </text:span><text:a xlink:type="simple" xlink:href="https://www.geeksforgeeks.org/printing-longest-increasing-consecutive-subsequence/?ref=rp" text:style-name="Internet_20_link" text:visited-style-name="Visited_20_Internet_20_Link">https://www.geeksforgeeks.org/printing-longest-increasing-consecutive-subsequence/?ref=rp</text:a></text:p>
      <text:p text:style-name="P40"><text:span text:style-name="T71">) </text:span><text:a xlink:type="simple" xlink:href="https://www.geeksforgeeks.org/find-longest-increasing-subsequence-circular-manner/?ref=rp" text:style-name="Internet_20_link" text:visited-style-name="Visited_20_Internet_20_Link"><text:span text:style-name="T61">https://www.geeksforgeeks.org/find-longest-increasing-subsequence-circular-manner/?ref=rp</text:span></text:a></text:p>
      <text:p text:style-name="P41"><text:span text:style-name="T72">) </text:span><text:a xlink:type="simple" xlink:href="https://www.geeksforgeeks.org/length-of-longest-increasing-index-dividing-subsequence/?ref=rp" text:style-name="Internet_20_link" text:visited-style-name="Visited_20_Internet_20_Link"><text:span text:style-name="T51">https://www.geeksforgeeks.org/length-of-longest-increasing-index-dividing-subsequence/?ref=rp</text:span></text:a></text:p>
      <text:p text:style-name="P41"><text:span text:style-name="T72">) </text:span><text:a xlink:type="simple" xlink:href="https://www.geeksforgeeks.org/maximize-sum-of-all-elements-which-are-not-a-part-of-the-longest-increasing-subsequence/?ref=rp" text:style-name="Internet_20_link" text:visited-style-name="Visited_20_Internet_20_Link"><text:span text:style-name="T51">https://www.geeksforgeeks.org/maximize-sum-of-all-elements-which-are-not-a-part-of-the-longest-increasing-subsequence/?ref=rp</text:span></text:a></text:p>
      <text:p text:style-name="P44"><text:span text:style-name="T74">) </text:span><text:a xlink:type="simple" xlink:href="https://practice.geeksforgeeks.org/problems/box-stacking/1" text:style-name="Internet_20_link" text:visited-style-name="Visited_20_Internet_20_Link"><text:span text:style-name="T51">https://practice.geeksforgeeks.org/problems/box-stacking/1</text:span></text:a></text:p>
      <text:p text:style-name="P45"><text:span text:style-name="T75">) </text:span><text:a xlink:type="simple" xlink:href="https://practice.geeksforgeeks.org/problems/longest-bitonic-subsequenc0e/" text:style-name="Internet_20_link" text:visited-style-name="Visited_20_Internet_20_Link"><text:span text:style-name="T51">https://practice.geeksforgeeks.org/problems/longest-bitonic-subsequenc0e/</text:span></text:a></text:p>
      <text:p text:style-name="P46"><text:span text:style-name="T76">) </text:span><text:a xlink:type="simple" xlink:href="https://practice.geeksforgeeks.org/problems/maximum-sum-increasing-subsequence/0" text:style-name="Internet_20_link" text:visited-style-name="Visited_20_Internet_20_Link"><text:span text:style-name="T51">https://practice.geeksforgeeks.org/problems/maximum-sum-increasing-subsequence/0</text:span></text:a></text:p>
      <text:p text:style-name="P47"><text:span text:style-name="T77">) </text:span><text:a xlink:type="simple" xlink:href="https://practice.geeksforgeeks.org/problems/longest-alternating-subsequence/0" text:style-name="Internet_20_link" text:visited-style-name="Visited_20_Internet_20_Link">https://practice.geeksforgeeks.org/problems/longest-alternating-subsequence/0</text:a></text:p>
      <text:p text:style-name="P112"><text:span text:style-name="T115">) </text:span><text:a xlink:type="simple" xlink:href="https://www.careercup.com/question?id=9339758" text:style-name="Internet_20_link" text:visited-style-name="Visited_20_Internet_20_Link">https://www.careercup.com/question?id=9339758</text:a></text:p>
      <text:p text:style-name="P47"/>
      <text:p text:style-name="P39"><text:span text:style-name="T14">) </text:span><text:a xlink:type="simple" xlink:href="https://practice.geeksforgeeks.org/problems/matrix-chain-multiplication/0" text:style-name="Internet_20_link" text:visited-style-name="Visited_20_Internet_20_Link">https://practice.geeksforgeeks.org/problems/matrix-chain-multiplication/0</text:a></text:p>
      <text:p text:style-name="P42"><text:span text:style-name="T73">) </text:span><text:a xlink:type="simple" xlink:href="https://practice.geeksforgeeks.org/problems/palindromic-patitioning/0" text:style-name="Internet_20_link" text:visited-style-name="Visited_20_Internet_20_Link">https://practice.geeksforgeeks.org/problems/palindromic-patitioning/0</text:a></text:p>
      <text:p text:style-name="P42"><text:span text:style-name="T73">) </text:span><text:a xlink:type="simple" xlink:href="https://practice.geeksforgeeks.org/problems/boolean-parenthesization/0" text:style-name="Internet_20_link" text:visited-style-name="Visited_20_Internet_20_Link">https://practice.geeksforgeeks.org/problems/boolean-parenthesization/0</text:a></text:p>
      <text:p text:style-name="P42"><text:span text:style-name="T73">) </text:span><text:a xlink:type="simple" xlink:href="https://leetcode.com/problems/scramble-string/" text:style-name="Internet_20_link" text:visited-style-name="Visited_20_Internet_20_Link">https://leetcode.com/problems/scramble-string/</text:a></text:p>
      <text:p text:style-name="P42"><text:span text:style-name="T73">) </text:span><text:a xlink:type="simple" xlink:href="https://practice.geeksforgeeks.org/problems/egg-dropping-puzzle/0" text:style-name="Internet_20_link" text:visited-style-name="Visited_20_Internet_20_Link">https://practice.geeksforgeeks.org/problems/egg-dropping-puzzle/0</text:a></text:p>
      <text:p text:style-name="P42"/>
      <text:p text:style-name="P23">) <text:a xlink:type="simple" xlink:href="https://practice.geeksforgeeks.org/problems/nth-fibonacci-number/0" text:style-name="Internet_20_link" text:visited-style-name="Visited_20_Internet_20_Link"><text:span text:style-name="T51">https://practice.geeksforgeeks.org/problems/nth-fibonacci-number/0</text:span></text:a></text:p>
      <text:p text:style-name="P43"><text:span text:style-name="T16">) </text:span><text:a xlink:type="simple" xlink:href="https://www.geeksforgeeks.org/tiling-with-dominoes/" text:style-name="Internet_20_link" text:visited-style-name="Visited_20_Internet_20_Link"><text:span text:style-name="T46">https://www.geeksforgeeks.org/tiling-with-dominoes/</text:span></text:a></text:p>
      <text:p text:style-name="P43"><text:span text:style-name="T16">) </text:span><text:a xlink:type="simple" xlink:href="https://leetcode.com/problems/climbing-stairs/" text:style-name="Internet_20_link" text:visited-style-name="Visited_20_Internet_20_Link">https://leetcode.com/problems/climbing-stairs/</text:a></text:p>
      <text:p text:style-name="P43"><text:span text:style-name="T16">) </text:span><text:a xlink:type="simple" xlink:href="https://www.geeksforgeeks.org/leonardo-number/" text:style-name="Internet_20_link" text:visited-style-name="Visited_20_Internet_20_Link">https://www.geeksforgeeks.org/leonardo-number/</text:a></text:p>
      <text:p text:style-name="P43"><text:span text:style-name="T16">) </text:span><text:a xlink:type="simple" xlink:href="https://practice.geeksforgeeks.org/problems/minimum-number-of-jumps/0" text:style-name="Internet_20_link" text:visited-style-name="Visited_20_Internet_20_Link"><text:span text:style-name="T46">https://practice.geeksforgeeks.org/problems/minimum-number-of-jumps/0</text:span></text:a></text:p>
      <text:p text:style-name="P43"><text:span text:style-name="T16">) </text:span><text:a xlink:type="simple" xlink:href="https://practice.geeksforgeeks.org/problems/consecutive-1s-not-allowed/0" text:style-name="Internet_20_link" text:visited-style-name="Visited_20_Internet_20_Link"><text:span text:style-name="T46">https://practice.geeksforgeeks.org/problems/consecutive-1s-not-allowed/0</text:span></text:a></text:p>
      <text:p text:style-name="P76"/>
      <text:p text:style-name="P65">DP on Grid</text:p>
      <text:p text:style-name="P50"><text:span text:style-name="T78">) </text:span><text:a xlink:type="simple" xlink:href="https://leetcode.com/problems/minimum-path-sum/" text:style-name="Internet_20_link" text:visited-style-name="Visited_20_Internet_20_Link">https://leetcode.com/problems/minimum-path-sum/</text:a></text:p>
      <text:p text:style-name="P51"><text:span text:style-name="T79">) </text:span><text:a xlink:type="simple" xlink:href="https://practice.geeksforgeeks.org/problems/path-in-matrix/0" text:style-name="Internet_20_link" text:visited-style-name="Visited_20_Internet_20_Link">https://practice.geeksforgeeks.org/problems/path-in-matrix/0</text:a></text:p>
      <text:p text:style-name="P52"><text:span text:style-name="T80">) </text:span><text:a xlink:type="simple" xlink:href="https://leetcode.com/problems/unique-paths/" text:style-name="Internet_20_link" text:visited-style-name="Visited_20_Internet_20_Link">https://leetcode.com/problems/unique-paths/</text:a></text:p>
      <text:p text:style-name="P99"><text:span text:style-name="T81">) </text:span><text:a xlink:type="simple" xlink:href="https://practice.geeksforgeeks.org/problems/special-matrix/0" text:style-name="Internet_20_link" text:visited-style-name="Visited_20_Internet_20_Link">https://practice.geeksforgeeks.org/problems/special-matrix/0</text:a></text:p>
      <text:p text:style-name="P100"><text:span text:style-name="T106">) </text:span><text:a xlink:type="simple" xlink:href="https://euler.stephan-brumme.com/349/" text:style-name="Internet_20_link" text:visited-style-name="Visited_20_Internet_20_Link">https://euler.stephan-brumme.com/349/</text:a></text:p>
      <text:p text:style-name="P125"><text:span text:style-name="T126">) </text:span><text:a xlink:type="simple" xlink:href="https://practice.geeksforgeeks.org/problems/largest-square-formed-in-a-matrix/0" text:style-name="Internet_20_link" text:visited-style-name="Visited_20_Internet_20_Link">https://practice.geeksforgeeks.org/problems/largest-square-formed-in-a-matrix/0</text:a></text:p>
      <text:p text:style-name="P7"/>
      <text:p text:style-name="P24">Misc DP</text:p>
      <text:p text:style-name="P49"><text:span text:style-name="T19">) </text:span><text:a xlink:type="simple" xlink:href="https://practice.geeksforgeeks.org/problems/optimal-strategy-for-a-game/0" text:style-name="Internet_20_link" text:visited-style-name="Visited_20_Internet_20_Link">https://practice.geeksforgeeks.org/problems/optimal-strategy-for-a-game/0</text:a></text:p>
      <text:p text:style-name="P49"><text:span text:style-name="T19">) </text:span><text:a xlink:type="simple" xlink:href="https://practice.geeksforgeeks.org/problems/word-break/0" text:style-name="Internet_20_link" text:visited-style-name="Visited_20_Internet_20_Link"><text:span text:style-name="T48">https://practice.geeksforgeeks.org/problems/word-break/0</text:span></text:a></text:p>
      <text:p text:style-name="P4"/>
      <text:p text:style-name="P25">Recursion &amp; Backtracking</text:p>
      <text:p text:style-name="P61"><text:span text:style-name="T23">) </text:span><text:a xlink:type="simple" xlink:href="https://practice.geeksforgeeks.org/problems/n-queen-problem/0" text:style-name="Internet_20_link" text:visited-style-name="Visited_20_Internet_20_Link">https://practice.geeksforgeeks.org/problems/n-queen-problem/0</text:a></text:p>
      <text:p text:style-name="P54"><text:span text:style-name="T22">) </text:span><text:a xlink:type="simple" xlink:href="https://practice.geeksforgeeks.org/problems/power-set/0" text:style-name="Internet_20_link" text:visited-style-name="Visited_20_Internet_20_Link">https://practice.geeksforgeeks.org/problems/power-set/0</text:a></text:p>
      <text:p text:style-name="P55"><text:span text:style-name="T82">) </text:span><text:a xlink:type="simple" xlink:href="https://www.geeksforgeeks.org/product-2-numbers-using-recursion/" text:style-name="Internet_20_link" text:visited-style-name="Visited_20_Internet_20_Link">https://www.geeksforgeeks.org/product-2-numbers-using-recursion/</text:a></text:p>
      <text:p text:style-name="P56"><text:span text:style-name="T83">) </text:span><text:a xlink:type="simple" xlink:href="https://practice.geeksforgeeks.org/problems/help-the-old-man/0" text:style-name="Internet_20_link" text:visited-style-name="Visited_20_Internet_20_Link">https://practice.geeksforgeeks.org/problems/help-the-old-man/0</text:a></text:p>
      <text:p text:style-name="P57"><text:span text:style-name="T84">) </text:span><text:a xlink:type="simple" xlink:href="https://practice.geeksforgeeks.org/problems/permutations-of-a-given-string/0" text:style-name="Internet_20_link" text:visited-style-name="Visited_20_Internet_20_Link">https://practice.geeksforgeeks.org/problems/permutations-of-a-given-string/0</text:a></text:p>
      <text:p text:style-name="P58"><text:span text:style-name="T85">) </text:span><text:a xlink:type="simple" xlink:href="https://leetcode.com/problems/permutations-ii/" text:style-name="Internet_20_link" text:visited-style-name="Visited_20_Internet_20_Link">https://leetcode.com/problems/permutations-ii/</text:a></text:p>
      <text:p text:style-name="P59"><text:span text:style-name="T86">) </text:span><text:a xlink:type="simple" xlink:href="https://leetcode.com/problems/generate-parentheses/" text:style-name="Internet_20_link" text:visited-style-name="Visited_20_Internet_20_Link">https://leetcode.com/problems/generate-parentheses/</text:a></text:p>
      <text:p text:style-name="P60"><text:span text:style-name="T87">) </text:span><text:a xlink:type="simple" xlink:href="https://www.lintcode.com/problem/paint-fill/description" text:style-name="Internet_20_link" text:visited-style-name="Visited_20_Internet_20_Link">https://www.lintcode.com/problem/paint-fill/description</text:a></text:p>
      <text:p text:style-name="P62"><text:span text:style-name="T88">) </text:span><text:a xlink:type="simple" xlink:href="https://practice.geeksforgeeks.org/problems/word-boggle/0" text:style-name="Internet_20_link" text:visited-style-name="Visited_20_Internet_20_Link">https://practice.geeksforgeeks.org/problems/word-boggle/0</text:a></text:p>
      <text:p text:style-name="P63"><text:span text:style-name="T89">) </text:span><text:a xlink:type="simple" xlink:href="https://practice.geeksforgeeks.org/problems/rat-in-a-maze-problem/1" text:style-name="Internet_20_link" text:visited-style-name="Visited_20_Internet_20_Link">https://practice.geeksforgeeks.org/problems/rat-in-a-maze-problem/1</text:a></text:p>
      <text:p text:style-name="P94"><text:span text:style-name="T90">) </text:span><text:a xlink:type="simple" xlink:href="https://leetcode.com/problems/knight-probability-in-chessboard/" text:style-name="Internet_20_link" text:visited-style-name="Visited_20_Internet_20_Link">https://leetcode.com/problems/knight-probability-in-chessboard/</text:a></text:p>
      <text:p text:style-name="P95"><text:span text:style-name="T103">) </text:span><text:a xlink:type="simple" xlink:href="https://www.geeksforgeeks.org/match-a-pattern-and-string-without-using-regular-expressions/" text:style-name="Internet_20_link" text:visited-style-name="Visited_20_Internet_20_Link">https://www.geeksforgeeks.org/match-a-pattern-and-string-without-using-regular-expressions/</text:a></text:p>
      <text:p text:style-name="P97"><text:span text:style-name="T104">) </text:span><text:a xlink:type="simple" xlink:href="https://leetcode.com/problems/letter-combinations-of-a-phone-number/" text:style-name="Internet_20_link" text:visited-style-name="Visited_20_Internet_20_Link">https://leetcode.com/problems/letter-combinations-of-a-phone-number/</text:a></text:p>
      <text:p text:style-name="P4"/>
      <text:p text:style-name="P1"><text:soft-page-break/></text:p>
      <text:p text:style-name="P1"/>
      <text:p text:style-name="P5">Trees &amp; Graphs</text:p>
      <text:p text:style-name="P35"><text:span text:style-name="T68">1) </text:span><text:a xlink:type="simple" xlink:href="https://practice.geeksforgeeks.org/problems/insert-a-node-in-a-bst/1" text:style-name="Internet_20_link" text:visited-style-name="Visited_20_Internet_20_Link"><text:span text:style-name="T45">https://practice.geeksforgeeks.org/problems/insert-a-node-in-a-bst/1</text:span></text:a></text:p>
      <text:p text:style-name="P35"><text:span text:style-name="T68">2) </text:span><text:a xlink:type="simple" xlink:href="https://leetcode.com/problems/search-in-a-binary-search-tree/" text:style-name="Internet_20_link" text:visited-style-name="Visited_20_Internet_20_Link">https://leetcode.com/problems/search-in-a-binary-search-tree/</text:a></text:p>
      <text:p text:style-name="P35"><text:span text:style-name="T68">3) </text:span><text:a xlink:type="simple" xlink:href="https://practice.geeksforgeeks.org/problems/minimum-element-in-bst/1" text:style-name="Internet_20_link" text:visited-style-name="Visited_20_Internet_20_Link">https://practice.geeksforgeeks.org/problems/minimum-element-in-bst/1</text:a></text:p>
      <text:p text:style-name="P35"><text:span text:style-name="T68">4) </text:span><text:a xlink:type="simple" xlink:href="https://practice.geeksforgeeks.org/problems/height-of-binary-tree/1" text:style-name="Internet_20_link" text:visited-style-name="Visited_20_Internet_20_Link">https://practice.geeksforgeeks.org/problems/height-of-binary-tree/1</text:a></text:p>
      <text:p text:style-name="P35"><text:span text:style-name="T69">5) </text:span><text:a xlink:type="simple" xlink:href="https://practice.geeksforgeeks.org/problems/level-order-traversal/1" text:style-name="Internet_20_link" text:visited-style-name="Visited_20_Internet_20_Link">https://practice.geeksforgeeks.org/problems/level-order-traversal/1</text:a></text:p>
      <text:p text:style-name="P35"><text:span text:style-name="T69">6) </text:span><text:a xlink:type="simple" xlink:href="https://practice.geeksforgeeks.org/problems/preorder-traversal/1" text:style-name="Internet_20_link" text:visited-style-name="Visited_20_Internet_20_Link">https://practice.geeksforgeeks.org/problems/preorder-traversal/1</text:a></text:p>
      <text:p text:style-name="P35"><text:span text:style-name="T69">7) </text:span><text:a xlink:type="simple" xlink:href="https://leetcode.com/problems/binary-tree-inorder-traversal/" text:style-name="Internet_20_link" text:visited-style-name="Visited_20_Internet_20_Link"><text:span text:style-name="T59">https://leetcode.com/problems/binary-tree-inorder-traversal/</text:span></text:a></text:p>
      <text:p text:style-name="P35"><text:span text:style-name="T70">8) </text:span><text:a xlink:type="simple" xlink:href="https://practice.geeksforgeeks.org/problems/postorder-traversal/1" text:style-name="Internet_20_link" text:visited-style-name="Visited_20_Internet_20_Link">https://practice.geeksforgeeks.org/problems/postorder-traversal/1</text:a></text:p>
      <text:p text:style-name="P35"><text:span text:style-name="T70">9) </text:span><text:a xlink:type="simple" xlink:href="https://leetcode.com/problems/validate-binary-search-tree/" text:style-name="Internet_20_link" text:visited-style-name="Visited_20_Internet_20_Link">https://leetcode.com/problems/validate-binary-search-tree/</text:a></text:p>
      <text:p text:style-name="P35"><text:span text:style-name="T70">10) </text:span><text:a xlink:type="simple" xlink:href="https://leetcode.com/problems/delete-node-in-a-bst/" text:style-name="Internet_20_link" text:visited-style-name="Visited_20_Internet_20_Link">https://leetcode.com/problems/delete-node-in-a-bst/</text:a></text:p>
      <text:p text:style-name="P75"><text:span text:style-name="Internet_20_link"><text:span text:style-name="T35">11)</text:span></text:span><text:span text:style-name="Internet_20_link"><text:span text:style-name="T13"> </text:span></text:span><text:a xlink:type="simple" xlink:href="https://practice.geeksforgeeks.org/problems/inorder-successor-in-bst/1" text:style-name="Internet_20_link" text:visited-style-name="Visited_20_Internet_20_Link"><text:span text:style-name="Internet_20_link">https://practice.geeksforgeeks.org/problems/inorder-successor-in-bst/1</text:span></text:a></text:p>
      <text:p text:style-name="P96"><text:span text:style-name="T26">12) </text:span><text:a xlink:type="simple" xlink:href="https://practice.geeksforgeeks.org/problems/find-the-number-of-islands/1" text:style-name="Internet_20_link" text:visited-style-name="Visited_20_Internet_20_Link">https://practice.geeksforgeeks.org/problems/find-the-number-of-islands/1</text:a></text:p>
      <text:p text:style-name="P116"><text:span text:style-name="T119">13) </text:span><text:a xlink:type="simple" xlink:href="https://practice.geeksforgeeks.org/problems/binary-tree-to-dll/1" text:style-name="Internet_20_link" text:visited-style-name="Visited_20_Internet_20_Link">https://practice.geeksforgeeks.org/problems/binary-tree-to-dll/1</text:a></text:p>
      <text:p text:style-name="P119"><text:span text:style-name="T120">14) </text:span><text:a xlink:type="simple" xlink:href="https://leetcode.com/problems/longest-word-in-dictionary/" text:style-name="Internet_20_link" text:visited-style-name="Visited_20_Internet_20_Link">https://leetcode.com/problems/longest-word-in-dictionary/</text:a></text:p>
      <text:p text:style-name="P124"><text:span text:style-name="T125">15) </text:span><text:a xlink:type="simple" xlink:href="https://leetcode.com/problems/word-ladder/" text:style-name="Internet_20_link" text:visited-style-name="Visited_20_Internet_20_Link">https://leetcode.com/problems/word-ladder/</text:a></text:p>
      <text:p text:style-name="P128"><text:span text:style-name="T127">16) </text:span><text:a xlink:type="simple" xlink:href="https://www.careercup.com/question?id=1736" text:style-name="Internet_20_link" text:visited-style-name="Visited_20_Internet_20_Link">https://www.careercup.com/question?id=1736</text:a></text:p>
      <text:p text:style-name="P1"/>
      <text:p text:style-name="P1"/>
      <text:p text:style-name="P1"/>
      <text:p text:style-name="P1">Arrays , Strings <text:span text:style-name="T132">&amp; Ad-hoc</text:span></text:p>
      <text:p text:style-name="P10">1) <text:a xlink:type="simple" xlink:href="https://www.hackerrank.com/contests/fau-coding-competition/challenges/guild-unique-characters" text:style-name="Internet_20_link" text:visited-style-name="Visited_20_Internet_20_Link"><text:span text:style-name="Internet_20_link"><text:span text:style-name="T52">https://www.hackerrank.com/contests/fau-coding-competition/challenges/guild-unique-characters</text:span></text:span></text:a><text:span text:style-name="Internet_20_link"><text:span text:style-name="T1"> </text:span></text:span><text:span text:style-name="Internet_20_link"><text:span text:style-name="T30">(What if you cannot use additional data structures)</text:span></text:span></text:p>
      <text:p text:style-name="P10">2) <text:a xlink:type="simple" xlink:href="https://practice.geeksforgeeks.org/problems/anagram/0" text:style-name="Internet_20_link" text:visited-style-name="Visited_20_Internet_20_Link"><text:span text:style-name="Internet_20_link"><text:span text:style-name="T52">https://practice.geeksforgeeks.org/problems/anagram/0</text:span></text:span></text:a></text:p>
      <text:p text:style-name="P10">3) <text:a xlink:type="simple" xlink:href="https://practice.geeksforgeeks.org/problems/urlify-a-given-string/0" text:style-name="Internet_20_link" text:visited-style-name="Visited_20_Internet_20_Link"><text:span text:style-name="Internet_20_link"><text:span text:style-name="T52">https://practice.geeksforgeeks.org/problems/urlify-a-given-string/0</text:span></text:span></text:a></text:p>
      <text:p text:style-name="P10">4) <text:a xlink:type="simple" xlink:href="https://practice.geeksforgeeks.org/problems/anagram-palindrome/0" text:style-name="Internet_20_link" text:visited-style-name="Visited_20_Internet_20_Link"><text:span text:style-name="Internet_20_link"><text:span text:style-name="T52">https://practice.geeksforgeeks.org/problems/anagram-palindrome/0</text:span></text:span></text:a></text:p>
      <text:p text:style-name="P10">5) <text:a xlink:type="simple" xlink:href="https://leetcode.com/problems/string-compression/" text:style-name="Internet_20_link" text:visited-style-name="Visited_20_Internet_20_Link"><text:span text:style-name="Internet_20_link"><text:span text:style-name="T52">https://leetcode.com/problems/string-compression/</text:span></text:span></text:a></text:p>
      <text:p text:style-name="P10">6) <text:a xlink:type="simple" xlink:href="https://practice.geeksforgeeks.org/problems/rotate-by-90-degree/0" text:style-name="Internet_20_link" text:visited-style-name="Visited_20_Internet_20_Link"><text:span text:style-name="Internet_20_link"><text:span text:style-name="T53">https://practice.geeksforgeeks.org/problems/rotate-by-90-degree/0</text:span></text:span></text:a><text:span text:style-name="Internet_20_link"><text:span text:style-name="T2"> </text:span></text:span><text:span text:style-name="Internet_20_link"><text:span text:style-name="T31">(Can you do this in place)</text:span></text:span></text:p>
      <text:p text:style-name="P10">7) <text:a xlink:type="simple" xlink:href="https://practice.geeksforgeeks.org/problems/boolean-matrix-problem/0" text:style-name="Internet_20_link" text:visited-style-name="Visited_20_Internet_20_Link"><text:span text:style-name="Internet_20_link"><text:span text:style-name="T53">https://practice.geeksforgeeks.org/problems/boolean-matrix-problem/0</text:span></text:span></text:a></text:p>
      <text:p text:style-name="P10">8) <text:a xlink:type="simple" xlink:href="https://www.hackerrank.com/contests/codemania/challenges/string-rotation" text:style-name="Internet_20_link" text:visited-style-name="Visited_20_Internet_20_Link"><text:span text:style-name="Internet_20_link"><text:span text:style-name="T52">https://www.hackerrank.com/contests/codemania/challenges/string-rotation</text:span></text:span></text:a></text:p>
      <text:p text:style-name="P79"><text:span text:style-name="T24">9) </text:span><text:a xlink:type="simple" xlink:href="https://practice.geeksforgeeks.org/problems/check-if-two-line-segments-intersect/0" text:style-name="Internet_20_link" text:visited-style-name="Visited_20_Internet_20_Link">https://practice.geeksforgeeks.org/problems/check-if-two-line-segments-intersect/0</text:a></text:p>
      <text:p text:style-name="P80"><text:span text:style-name="T91">10) </text:span><text:a xlink:type="simple" xlink:href="https://www.geeksforgeeks.org/count-occurrences-of-a-word-in-string/" text:style-name="Internet_20_link" text:visited-style-name="Visited_20_Internet_20_Link">https://www.geeksforgeeks.org/count-occurrences-of-a-word-in-string/</text:a></text:p>
      <text:p text:style-name="P80"><text:span text:style-name="T91">11) </text:span><text:a xlink:type="simple" xlink:href="https://leetcode.com/problems/find-winner-on-a-tic-tac-toe-game/" text:style-name="Internet_20_link" text:visited-style-name="Visited_20_Internet_20_Link">https://leetcode.com/problems/find-winner-on-a-tic-tac-toe-game/</text:a></text:p>
      <text:p text:style-name="P81"><text:span text:style-name="T92">12) </text:span><text:a xlink:type="simple" xlink:href="https://practice.geeksforgeeks.org/problems/trailing-zeroes-in-factorial/0" text:style-name="Internet_20_link" text:visited-style-name="Visited_20_Internet_20_Link">https://practice.geeksforgeeks.org/problems/trailing-zeroes-in-factorial/0</text:a></text:p>
      <text:p text:style-name="P85"><text:span text:style-name="T95">13) </text:span><text:a xlink:type="simple" xlink:href="https://practice.geeksforgeeks.org/problems/number-to-words/0" text:style-name="Internet_20_link" text:visited-style-name="Visited_20_Internet_20_Link">https://practice.geeksforgeeks.org/problems/number-to-words/0</text:a></text:p>
      <text:p text:style-name="P86"><text:span text:style-name="T96">14) </text:span><text:a xlink:type="simple" xlink:href="https://www.geeksforgeeks.org/implement-and-operations-using-only-arithmetic-operator/" text:style-name="Internet_20_link" text:visited-style-name="Visited_20_Internet_20_Link">https://www.geeksforgeeks.org/implement-and-operations-using-only-arithmetic-operator/</text:a></text:p>
      <text:p text:style-name="P87"><text:span text:style-name="T97">15) </text:span><text:a xlink:type="simple" xlink:href="https://www.careercup.com/question?id=5153263227764736" text:style-name="Internet_20_link" text:visited-style-name="Visited_20_Internet_20_Link">https://www.careercup.com/question?id=5153263227764736</text:a></text:p>
      <text:p text:style-name="P89"><text:span text:style-name="T98">16) </text:span><text:a xlink:type="simple" xlink:href="https://chanjarster.github.io/post/cracking-coding-interview/16.12-xml-encoding/" text:style-name="Internet_20_link" text:visited-style-name="Visited_20_Internet_20_Link">https://chanjarster.github.io/post/cracking-coding-interview/16.12-xml-encoding/</text:a></text:p>
      <text:p text:style-name="P90"><text:span text:style-name="T99">17) </text:span><text:a xlink:type="simple" xlink:href="https://www.careercup.com/question?id=1654" text:style-name="Internet_20_link" text:visited-style-name="Visited_20_Internet_20_Link">https://www.careercup.com/question?id=1654</text:a></text:p>
      <text:p text:style-name="P91"><text:span text:style-name="T100">18) </text:span><text:a xlink:type="simple" xlink:href="https://practice.geeksforgeeks.org/problems/points-in-straight-line/1" text:style-name="Internet_20_link" text:visited-style-name="Visited_20_Internet_20_Link">https://practice.geeksforgeeks.org/problems/points-in-straight-line/1</text:a></text:p>
      <text:p text:style-name="P92"><text:span text:style-name="T101">20) </text:span><text:a xlink:type="simple" xlink:href="https://www.interviewchacha.com/puzzles.php?qid=142" text:style-name="Internet_20_link" text:visited-style-name="Visited_20_Internet_20_Link">https://www.interviewchacha.com/puzzles.php?qid=142</text:a></text:p>
      <text:p text:style-name="P93"><text:span text:style-name="T102">21) </text:span><text:a xlink:type="simple" xlink:href="https://practice.geeksforgeeks.org/problems/length-unsorted-subarray/0" text:style-name="Internet_20_link" text:visited-style-name="Visited_20_Internet_20_Link">https://practice.geeksforgeeks.org/problems/length-unsorted-subarray/0</text:a></text:p>
      <text:p text:style-name="P98"><text:span text:style-name="T105">22) </text:span><text:a xlink:type="simple" xlink:href="https://practice.geeksforgeeks.org/problems/swapping-pairs-make-sum-equal/0" text:style-name="Internet_20_link" text:visited-style-name="Visited_20_Internet_20_Link">https://practice.geeksforgeeks.org/problems/swapping-pairs-make-sum-equal/0</text:a></text:p>
      <text:p text:style-name="P101"><text:span text:style-name="T107">23) </text:span><text:a xlink:type="simple" xlink:href="https://leetcode.com/problems/implement-rand10-using-rand7/" text:style-name="Internet_20_link" text:visited-style-name="Visited_20_Internet_20_Link">https://leetcode.com/problems/implement-rand10-using-rand7/</text:a></text:p>
      <text:p text:style-name="P102"><text:span text:style-name="T108">24) </text:span><text:a xlink:type="simple" xlink:href="https://practice.geeksforgeeks.org/problems/count-pairs-with-given-sum/0" text:style-name="Internet_20_link" text:visited-style-name="Visited_20_Internet_20_Link">https://practice.geeksforgeeks.org/problems/count-pairs-with-given-sum/0</text:a></text:p>
      <text:p text:style-name="P103"><text:span text:style-name="T109">25) </text:span><text:a xlink:type="simple" xlink:href="https://practice.geeksforgeeks.org/problems/lru-cache/1" text:style-name="Internet_20_link" text:visited-style-name="Visited_20_Internet_20_Link">https://practice.geeksforgeeks.org/problems/lru-cache/1</text:a></text:p>
      <text:p text:style-name="P106"><text:span text:style-name="T110">26) </text:span><text:a xlink:type="simple" xlink:href="https://www.geeksforgeeks.org/shuffle-a-deck-of-cards-3/" text:style-name="Internet_20_link" text:visited-style-name="Visited_20_Internet_20_Link">https://www.geeksforgeeks.org/shuffle-a-deck-of-cards-3/</text:a></text:p>
      <text:p text:style-name="P107"><text:span text:style-name="T111">27) </text:span><text:a xlink:type="simple" xlink:href="https://www.geeksforgeeks.org/reservoir-sampling/" text:style-name="Internet_20_link" text:visited-style-name="Visited_20_Internet_20_Link">https://www.geeksforgeeks.org/reservoir-sampling/</text:a></text:p>
      <text:p text:style-name="P108"><text:span text:style-name="T112">28) </text:span><text:a xlink:type="simple" xlink:href="https://leetcode.com/problems/contiguous-array/" text:style-name="Internet_20_link" text:visited-style-name="Visited_20_Internet_20_Link">https://leetcode.com/problems/contiguous-array/</text:a></text:p>
      <text:p text:style-name="P109"><text:span text:style-name="T113">29) </text:span><text:a xlink:type="simple" xlink:href="https://practice.geeksforgeeks.org/problems/occurences-of-2-as-a-digit/1" text:style-name="Internet_20_link" text:visited-style-name="Visited_20_Internet_20_Link">https://practice.geeksforgeeks.org/problems/occurences-of-2-as-a-digit/1</text:a></text:p>
      <text:p text:style-name="P110"><text:soft-page-break/><text:span text:style-name="T114">30) </text:span><text:a xlink:type="simple" xlink:href="https://maksimdan.gitbook.io/interview-practice-problems/coding_practice_questions/hard/baby-names" text:style-name="Internet_20_link" text:visited-style-name="Visited_20_Internet_20_Link">https://maksimdan.gitbook.io/interview-practice-problems/coding_practice_questions/hard/baby-names</text:a></text:p>
      <text:p text:style-name="P113"><text:span text:style-name="T116">31) </text:span><text:a xlink:type="simple" xlink:href="https://practice.geeksforgeeks.org/problems/ugly-numbers/0" text:style-name="Internet_20_link" text:visited-style-name="Visited_20_Internet_20_Link">https://practice.geeksforgeeks.org/problems/ugly-numbers/0</text:a></text:p>
      <text:p text:style-name="P114"><text:span text:style-name="T117">32) </text:span><text:a xlink:type="simple" xlink:href="https://practice.geeksforgeeks.org/problems/majority-element/0" text:style-name="Internet_20_link" text:visited-style-name="Visited_20_Internet_20_Link">https://practice.geeksforgeeks.org/problems/majority-element/0</text:a></text:p>
      <text:p text:style-name="P115"><text:span text:style-name="T118">33) </text:span><text:a xlink:type="simple" xlink:href="https://www.geeksforgeeks.org/minimum-distance-between-words-of-a-string/" text:style-name="Internet_20_link" text:visited-style-name="Visited_20_Internet_20_Link">https://www.geeksforgeeks.org/minimum-distance-between-words-of-a-string/</text:a></text:p>
      <text:p text:style-name="P120"><text:span text:style-name="T121">34) </text:span><text:a xlink:type="simple" xlink:href="https://stackoverflow.com/questions/1490523/given-a-string-s-and-an-array-of-smaller-strings-t-how-to-design-a-method-to-s" text:style-name="Internet_20_link" text:visited-style-name="Visited_20_Internet_20_Link">https://stackoverflow.com/questions/1490523/given-a-string-s-and-an-array-of-smaller-strings-t-how-to-design-a-method-to-s</text:a></text:p>
      <text:p text:style-name="P121"><text:span text:style-name="T122">35) </text:span><text:a xlink:type="simple" xlink:href="https://leetcode.com/problems/minimum-window-substring/" text:style-name="Internet_20_link" text:visited-style-name="Visited_20_Internet_20_Link">https://leetcode.com/problems/minimum-window-substring/</text:a></text:p>
      <text:p text:style-name="P122"><text:span text:style-name="T123">36) </text:span><text:a xlink:type="simple" xlink:href="https://www.geeksforgeeks.org/find-two-missing-numbers-set-1-an-interesting-linear-time-solution/" text:style-name="Internet_20_link" text:visited-style-name="Visited_20_Internet_20_Link">https://www.geeksforgeeks.org/find-two-missing-numbers-set-1-an-interesting-linear-time-solution/</text:a></text:p>
      <text:p text:style-name="P129"><text:span text:style-name="T128">37) </text:span><text:a xlink:type="simple" xlink:href="https://maksimdan.gitbook.io/interview-practice-problems/coding_practice_questions/hard/sparse-similarity" text:style-name="Internet_20_link" text:visited-style-name="Visited_20_Internet_20_Link">https://maksimdan.gitbook.io/interview-practice-problems/coding_practice_questions/hard/sparse-similarity</text:a></text:p>
      <text:p text:style-name="P3"/>
      <text:p text:style-name="P3"/>
      <text:p text:style-name="P1">Linked Lists</text:p>
      <text:p text:style-name="P10">1) <text:a xlink:type="simple" xlink:href="https://practice.geeksforgeeks.org/problems/reverse-a-linked-list/1" text:style-name="Internet_20_link" text:visited-style-name="Visited_20_Internet_20_Link"><text:span text:style-name="Internet_20_link"><text:span text:style-name="T52">https://practice.geeksforgeeks.org/problems/reverse-a-linked-list/1</text:span></text:span></text:a><text:span text:style-name="Internet_20_link"><text:span text:style-name="T30">(</text:span></text:span><text:span text:style-name="Internet_20_link"><text:span text:style-name="T32">Recursive and Iterative</text:span></text:span><text:span text:style-name="Internet_20_link"><text:span text:style-name="T30">)</text:span></text:span></text:p>
      <text:p text:style-name="P10">2) <text:a xlink:type="simple" xlink:href="https://www.hackerrank.com/challenges/print-the-elements-of-a-linked-list-in-reverse/problem" text:style-name="Internet_20_link" text:visited-style-name="Visited_20_Internet_20_Link"><text:span text:style-name="Internet_20_link"><text:span text:style-name="T52">https://www.hackerrank.com/challenges/print-the-elements-of-a-linked-list-in-reverse/problem</text:span></text:span></text:a></text:p>
      <text:p text:style-name="P10">3) 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54">https://practice.geeksforgeeks.org/problems/remove-duplicates-from-an-unsorted-linked-list/1</text:span></text:span></text:a><text:span text:style-name="Internet_20_link"><text:span text:style-name="T3"> </text:span></text:span><text:span text:style-name="Internet_20_link"><text:span text:style-name="T33">(How would you solve this problem if a temporary buffer is not allowed)</text:span></text:span></text:p>
      <text:p text:style-name="P10">4) <text:a xlink:type="simple" xlink:href="https://practice.geeksforgeeks.org/problems/nth-node-from-end-of-linked-list/1" text:style-name="Internet_20_link" text:visited-style-name="Visited_20_Internet_20_Link"><text:span text:style-name="Internet_20_link"><text:span text:style-name="T52">https://practice.geeksforgeeks.org/problems/nth-node-from-end-of-linked-list/1</text:span></text:span></text:a></text:p>
      <text:p text:style-name="P10">5) <text:a xlink:type="simple" xlink:href="https://practice.geeksforgeeks.org/problems/delete-without-head-pointer/1" text:style-name="Internet_20_link" text:visited-style-name="Visited_20_Internet_20_Link"><text:span text:style-name="Internet_20_link"><text:span text:style-name="T52">https://practice.geeksforgeeks.org/problems/delete-without-head-pointer/1</text:span></text:span></text:a></text:p>
      <text:p text:style-name="P10">6) <text:a xlink:type="simple" xlink:href="https://leetcode.com/problems/partition-list/" text:style-name="Internet_20_link" text:visited-style-name="Visited_20_Internet_20_Link"><text:span text:style-name="Internet_20_link"><text:span text:style-name="T52">https://leetcode.com/problems/partition-list/</text:span></text:span></text:a></text:p>
      <text:p text:style-name="P10">7) <text:a xlink:type="simple" xlink:href="https://practice.geeksforgeeks.org/problems/add-two-numbers-represented-by-linked-lists/1" text:style-name="Internet_20_link" text:visited-style-name="Visited_20_Internet_20_Link"><text:span text:style-name="Internet_20_link"><text:span text:style-name="T52">https://practice.geeksforgeeks.org/problems/add-two-numbers-represented-by-linked-lists/1</text:span></text:span></text:a><text:span text:style-name="Internet_20_link"><text:span text:style-name="T1"> </text:span></text:span><text:span text:style-name="Internet_20_link"><text:span text:style-name="T30">(Suppose the digits are stored in forward order. Repeat the above problem)</text:span></text:span></text:p>
      <text:p text:style-name="P10">8) 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53">https://practice.geeksforgeeks.org/problems/check-if-linked-list-is-pallindrome/1</text:span></text:span></text:a></text:p>
      <text:p text:style-name="P10">9) <text:a xlink:type="simple" xlink:href="https://practice.geeksforgeeks.org/problems/intersection-point-in-y-shapped-linked-lists/1" text:style-name="Internet_20_link" text:visited-style-name="Visited_20_Internet_20_Link"><text:span text:style-name="Internet_20_link"><text:span text:style-name="T51">https://practice.geeksforgeeks.org/problems/intersection-point-in-y-shapped-linked-lists/1</text:span></text:span></text:a></text:p>
      <text:p text:style-name="P34"><text:span text:style-name="T12">10) </text:span><text:a xlink:type="simple" xlink:href="https://practice.geeksforgeeks.org/problems/detect-loop-in-linked-list/1" text:style-name="Internet_20_link" text:visited-style-name="Visited_20_Internet_20_Link"><text:span text:style-name="Internet_20_link"><text:span text:style-name="T52">https://practice.geeksforgeeks.org/problems/detect-loop-in-linked-list/1</text:span></text:span></text:a></text:p>
      <text:p text:style-name="P33"/>
      <text:p text:style-name="P33"/>
      <text:p text:style-name="P29"/>
      <text:p text:style-name="P1">Stacks &amp; Queues</text:p>
      <text:p text:style-name="P104"><text:span text:style-name="T27">1) </text:span><text:a xlink:type="simple" xlink:href="https://www.geeksforgeeks.org/expression-evaluation/" text:style-name="Internet_20_link" text:visited-style-name="Visited_20_Internet_20_Link">https://www.geeksforgeeks.org/expression-evaluation/</text:a></text:p>
      <text:p text:style-name="P10">1) <text:a xlink:type="simple" xlink:href="https://practice.geeksforgeeks.org/problems/next-larger-element/0" text:style-name="Internet_20_link" text:visited-style-name="Visited_20_Internet_20_Link"><text:span text:style-name="Internet_20_link"><text:span text:style-name="T38">https://practice.geeksforgeeks.org/problems/next-larger-element/0</text:span></text:span></text:a></text:p>
      <text:p text:style-name="P10">2) 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38">https://www.geeksforgeeks.org/closest-greater-or-same-value-on-left-side-for-every-element-in-array/</text:span></text:span></text:a></text:p>
      <text:p text:style-name="P10">3) <text:a xlink:type="simple" xlink:href="https://www.interviewbit.com/problems/nearest-smaller-element/" text:style-name="Internet_20_link" text:visited-style-name="Visited_20_Internet_20_Link"><text:span text:style-name="Internet_20_link"><text:span text:style-name="T38">https://www.interviewbit.com/problems/nearest-smaller-element/</text:span></text:span></text:a></text:p>
      <text:p text:style-name="P10">4) <text:a xlink:type="simple" xlink:href="https://www.geeksforgeeks.org/next-smaller-element/" text:style-name="Internet_20_link" text:visited-style-name="Visited_20_Internet_20_Link"><text:span text:style-name="Internet_20_link"><text:span text:style-name="T39">https://www.geeksforgeeks.org/next-smaller-element/</text:span></text:span></text:a></text:p>
      <text:p text:style-name="P10">5) <text:a xlink:type="simple" xlink:href="https://practice.geeksforgeeks.org/problems/stock-span-problem/0" text:style-name="Internet_20_link" text:visited-style-name="Visited_20_Internet_20_Link"><text:span text:style-name="Internet_20_link"><text:span text:style-name="T38">https://practice.geeksforgeeks.org/problems/stock-span-problem/0</text:span></text:span></text:a></text:p>
      <text:p text:style-name="P10">6) <text:a xlink:type="simple" xlink:href="https://leetcode.com/problems/largest-rectangle-in-histogram/" text:style-name="Internet_20_link" text:visited-style-name="Visited_20_Internet_20_Link"><text:span text:style-name="Internet_20_link"><text:span text:style-name="T40">https://leetcode.com/problems/largest-rectangle-in-histogram/</text:span></text:span></text:a></text:p>
      <text:p text:style-name="P10">7) <text:a xlink:type="simple" xlink:href="https://leetcode.com/problems/maximal-rectangle/" text:style-name="Internet_20_link" text:visited-style-name="Visited_20_Internet_20_Link"><text:span text:style-name="Internet_20_link"><text:span text:style-name="T38">https://leetcode.com/problems/maximal-rectangle/</text:span></text:span></text:a></text:p>
      <text:p text:style-name="P10">8) <text:a xlink:type="simple" xlink:href="https://practice.geeksforgeeks.org/problems/trapping-rain-water/0" text:style-name="Internet_20_link" text:visited-style-name="Visited_20_Internet_20_Link"><text:span text:style-name="Internet_20_link"><text:span text:style-name="T38">https://practice.geeksforgeeks.org/problems/trapping-rain-water/0</text:span></text:span></text:a></text:p>
      <text:p text:style-name="P71">9)</text:p>
      <text:p text:style-name="P71">10)</text:p>
      <text:p text:style-name="P71">11)</text:p>
      <text:p text:style-name="P71">12)</text:p>
      <text:p text:style-name="P71">13)</text:p>
      <text:p text:style-name="P71">14)</text:p>
      <text:p text:style-name="P71">15)</text:p>
      <text:p text:style-name="P71">16)</text:p>
      <text:p text:style-name="P10"><text:span text:style-name="T135">17</text:span>) <text:a xlink:type="simple" xlink:href="https://practice.geeksforgeeks.org/problems/special-stack/1" text:style-name="Internet_20_link" text:visited-style-name="Visited_20_Internet_20_Link"><text:span text:style-name="Internet_20_link"><text:span text:style-name="T38">https://practice.geeksforgeeks.org/problems/special-stack/1</text:span></text:span></text:a><text:span text:style-name="Internet_20_link"><text:span text:style-name="T1"> </text:span></text:span><text:span text:style-name="Internet_20_link"><text:span text:style-name="T30">(</text:span></text:span><text:span text:style-name="Internet_20_link"><text:span text:style-name="T34">u</text:span></text:span><text:span text:style-name="Internet_20_link"><text:span text:style-name="T30">sing both extra space and without extra space)</text:span></text:span></text:p>
      <text:p text:style-name="P10"/>
      <text:p text:style-name="P1"><text:soft-page-break/></text:p>
      <text:p text:style-name="P1"/>
      <text:p text:style-name="P1"/>
      <text:p text:style-name="P1">Sorting &amp; Searching</text:p>
      <text:p text:style-name="P11">1) <text:a xlink:type="simple" xlink:href="https://leetcode.com/problems/find-first-and-last-position-of-element-in-sorted-array/" text:style-name="Internet_20_link" text:visited-style-name="Visited_20_Internet_20_Link"><text:span text:style-name="T51">https://leetcode.com/problems/find-first-and-last-position-of-element-in-sorted-array/</text:span></text:a></text:p>
      <text:p text:style-name="P11">2) <text:a xlink:type="simple" xlink:href="https://practice.geeksforgeeks.org/problems/number-of-occurrence/0" text:style-name="Internet_20_link" text:visited-style-name="Visited_20_Internet_20_Link"><text:span text:style-name="T51">https://practice.geeksforgeeks.org/problems/number-of-occurrence/0</text:span></text:a></text:p>
      <text:p text:style-name="P11">3) <text:a xlink:type="simple" xlink:href="https://leetcode.com/problems/find-minimum-in-rotated-sorted-array/" text:style-name="Internet_20_link" text:visited-style-name="Visited_20_Internet_20_Link"><text:span text:style-name="T51">https://leetcode.com/problems/find-minimum-in-rotated-sorted-array/</text:span></text:a></text:p>
      <text:p text:style-name="P11">4) <text:a xlink:type="simple" xlink:href="https://leetcode.com/problems/search-in-rotated-sorted-array/" text:style-name="Internet_20_link" text:visited-style-name="Visited_20_Internet_20_Link"><text:span text:style-name="T51">https://leetcode.com/problems/search-in-rotated-sorted-array/</text:span></text:a></text:p>
      <text:p text:style-name="P11">5) <text:a xlink:type="simple" xlink:href="https://www.geeksforgeeks.org/search-almost-sorted-array/" text:style-name="Internet_20_link" text:visited-style-name="Visited_20_Internet_20_Link"><text:span text:style-name="T51">https://www.geeksforgeeks.org/search-almost-sorted-array/</text:span></text:a></text:p>
      <text:p text:style-name="P11">6) <text:a xlink:type="simple" xlink:href="https://practice.geeksforgeeks.org/problems/floor-in-a-sorted-array/0" text:style-name="Internet_20_link" text:visited-style-name="Visited_20_Internet_20_Link"><text:span text:style-name="T51">https://practice.geeksforgeeks.org/problems/floor-in-a-sorted-array/0</text:span></text:a></text:p>
      <text:p text:style-name="P11">7) <text:a xlink:type="simple" xlink:href="https://www.geeksforgeeks.org/ceiling-in-a-sorted-array/" text:style-name="Internet_20_link" text:visited-style-name="Visited_20_Internet_20_Link"><text:span text:style-name="T51">https://www.geeksforgeeks.org/ceiling-in-a-sorted-array/</text:span></text:a></text:p>
      <text:p text:style-name="P11">8) <text:a xlink:type="simple" xlink:href="https://leetcode.com/problems/find-smallest-letter-greater-than-target/" text:style-name="Internet_20_link" text:visited-style-name="Visited_20_Internet_20_Link"><text:span text:style-name="T51">https://leetcode.com/problems/find-smallest-letter-greater-than-target/</text:span></text:a></text:p>
      <text:p text:style-name="P11">9) <text:a xlink:type="simple" xlink:href="https://afteracademy.com/blog/search-an-element-in-a-sorted-and-infinite-array" text:style-name="Internet_20_link" text:visited-style-name="Visited_20_Internet_20_Link"><text:span text:style-name="T51">https://afteracademy.com/blog/search-an-element-in-a-sorted-and-infinite-array</text:span></text:a></text:p>
      <text:p text:style-name="P11">10) <text:a xlink:type="simple" xlink:href="https://www.geeksforgeeks.org/find-index-first-1-infinite-sorted-array-0s-1s/" text:style-name="Internet_20_link" text:visited-style-name="Visited_20_Internet_20_Link"><text:span text:style-name="T51">https://www.geeksforgeeks.org/find-index-first-1-infinite-sorted-array-0s-1s/</text:span></text:a></text:p>
      <text:p text:style-name="P11">11)<text:span text:style-name="T65"> </text:span><text:a xlink:type="simple" xlink:href="https://www.youtube.com/watch?v=3RhGdmoF_ac&amp;list=PL_z_8CaSLPWeYfhtuKHj-9MpYb6XQJ_f2&amp;index=15" text:style-name="Internet_20_link" text:visited-style-name="Visited_20_Internet_20_Link"><text:span text:style-name="T51">https://www.youtube.com/watch?v=3RhGdmoF_ac&amp;list=PL_z_8CaSLPWeYfhtuKHj-9MpYb6XQJ_f2&amp;index=15</text:span></text:a></text:p>
      <text:p text:style-name="P11">12)<text:span text:style-name="T51"> </text:span><text:a xlink:type="simple" xlink:href="https://leetcode.com/problems/find-peak-element/" text:style-name="Internet_20_link" text:visited-style-name="Visited_20_Internet_20_Link"><text:span text:style-name="T51">https://leetcode.com/problems/find-peak-element/</text:span></text:a></text:p>
      <text:p text:style-name="P11">13)<text:span text:style-name="T51"> </text:span><text:a xlink:type="simple" xlink:href="https://practice.geeksforgeeks.org/problems/finding-number/0" text:style-name="Internet_20_link" text:visited-style-name="Visited_20_Internet_20_Link"><text:span text:style-name="T51">https://practice.geeksforgeeks.org/problems/finding-number/0</text:span></text:a></text:p>
      <text:p text:style-name="P11">14) <text:a xlink:type="simple" xlink:href="https://practice.geeksforgeeks.org/problems/search-in-a-matrix/0" text:style-name="Internet_20_link" text:visited-style-name="Visited_20_Internet_20_Link"><text:span text:style-name="T51">https://practice.geeksforgeeks.org/problems/search-in-a-matrix/0</text:span></text:a></text:p>
      <text:p text:style-name="P11">15) <text:a xlink:type="simple" xlink:href="https://practice.geeksforgeeks.org/problems/allocate-minimum-number-of-pages/0" text:style-name="Internet_20_link" text:visited-style-name="Visited_20_Internet_20_Link"><text:span text:style-name="T51">https://practice.geeksforgeeks.org/problems/allocate-minimum-number-of-pages/0</text:span></text:a></text:p>
      <text:p text:style-name="P11">16) <text:a xlink:type="simple" xlink:href="https://leetcode.com/problems/merge-sorted-array/" text:style-name="Internet_20_link" text:visited-style-name="Visited_20_Internet_20_Link"><text:span text:style-name="T51">https://leetcode.com/problems/merge-sorted-array/</text:span></text:a></text:p>
      <text:p text:style-name="P11">17) <text:a xlink:type="simple" xlink:href="https://leetcode.com/problems/group-anagrams/" text:style-name="Internet_20_link" text:visited-style-name="Visited_20_Internet_20_Link"><text:span text:style-name="T51">https://leetcode.com/problems/group-anagrams/</text:span></text:a></text:p>
      <text:p text:style-name="P13"><text:span text:style-name="T64">18)</text:span><text:span text:style-name="T55"> </text:span><text:a xlink:type="simple" xlink:href="https://www.geeksforgeeks.org/sparse-search/" text:style-name="Internet_20_link" text:visited-style-name="Visited_20_Internet_20_Link"><text:span text:style-name="T55">https://www.geeksforgeeks.org/sparse-search/</text:span></text:a></text:p>
      <text:p text:style-name="P12">19) <text:a xlink:type="simple" xlink:href="https://practice.geeksforgeeks.org/problems/merge-k-sorted-arrays/1" text:style-name="Internet_20_link" text:visited-style-name="Visited_20_Internet_20_Link"><text:span text:style-name="T51">https://practice.geeksforgeeks.org/problems/merge-k-sorted-arrays/1</text:span></text:a><text:span text:style-name="T51"> </text:span></text:p>
      <text:p text:style-name="P19"><text:span text:style-name="T66">20) </text:span><text:a xlink:type="simple" xlink:href="https://leetcode.com/problems/missing-number/" text:style-name="Internet_20_link" text:visited-style-name="Visited_20_Internet_20_Link"><text:span text:style-name="T56">https://leetcode.com/problems/missing-number/</text:span></text:a></text:p>
      <text:p text:style-name="P31"><text:span text:style-name="T7">21) </text:span><text:a xlink:type="simple" xlink:href="https://leetcode.com/problems/find-all-duplicates-in-an-array/" text:style-name="Internet_20_link" text:visited-style-name="Visited_20_Internet_20_Link"><text:span text:style-name="T41">https://leetcode.com/problems/find-all-duplicates-in-an-array/</text:span></text:a></text:p>
      <text:p text:style-name="P30"><text:span text:style-name="T8">22) </text:span><text:a xlink:type="simple" xlink:href="https://www.geeksforgeeks.org/rank-element-stream/" text:style-name="Internet_20_link" text:visited-style-name="Visited_20_Internet_20_Link"><text:span text:style-name="T42">https://www.geeksforgeeks.org/rank-element-stream/</text:span></text:a></text:p>
      <text:p text:style-name="P32"><text:span text:style-name="T8">2</text:span><text:span text:style-name="T9">3) </text:span><text:a xlink:type="simple" xlink:href="https://practice.geeksforgeeks.org/problems/wave-array/0" text:style-name="Internet_20_link" text:visited-style-name="Visited_20_Internet_20_Link"><text:span text:style-name="T41">https://practice.geeksforgeeks.org/problems/wave-array/0</text:span></text:a><text:span text:style-name="T43"> </text:span><text:span text:style-name="T4">(Repeat the problem for unsorted array </text:span><text:span text:style-name="T5">with duplicate values</text:span><text:span text:style-name="T4">)</text:span></text:p>
      <text:p text:style-name="P17"><text:span text:style-name="T67">24</text:span>) <text:a xlink:type="simple" xlink:href="https://www.youtube.com/watch?v=FwCO-NFMm_0" text:style-name="Internet_20_link" text:visited-style-name="Visited_20_Internet_20_Link"><text:span text:style-name="T56">https://www.youtube.com/watch?v=FwCO-NFMm_0</text:span></text:a></text:p>
      <text:p text:style-name="P17">2<text:span text:style-name="T67">5</text:span>) <text:a xlink:type="simple" xlink:href="https://maksimdan.gitbook.io/interview-practice-problems/coding_practice_questions/interview_questions_4/missing-int" text:style-name="Internet_20_link" text:visited-style-name="Visited_20_Internet_20_Link"><text:span text:style-name="T51">https://maksimdan.gitbook.io/interview-practice-problems/coding_practice_questions/interview_questions_4/missing-int</text:span></text:a></text:p>
      <text:p text:style-name="P53"><text:span text:style-name="T11">26</text:span><text:span text:style-name="T10">) </text:span><text:a xlink:type="simple" xlink:href="https://www.geeksforgeeks.org/find-duplicates-of-array-using-bit-array/" text:style-name="Internet_20_link" text:visited-style-name="Visited_20_Internet_20_Link"><text:span text:style-name="T44">https://www.geeksforgeeks.org/find-duplicates-of-array-using-bit-array/</text:span></text:a></text:p>
      <text:p text:style-name="P82"><text:span text:style-name="T20">2</text:span><text:span text:style-name="T21">7) </text:span><text:a xlink:type="simple" xlink:href="https://practice.geeksforgeeks.org/problems/value-equal-to-index-value/0" text:style-name="Internet_20_link" text:visited-style-name="Visited_20_Internet_20_Link"><text:span text:style-name="T51">https://practice.geeksforgeeks.org/problems/value-equal-to-index-value/0</text:span></text:a></text:p>
      <text:p text:style-name="P83"><text:span text:style-name="T93">27) </text:span><text:a xlink:type="simple" xlink:href="https://www.geeksforgeeks.org/smallest-difference-pair-values-two-unsorted-arrays/" text:style-name="Internet_20_link" text:visited-style-name="Visited_20_Internet_20_Link">https://www.geeksforgeeks.org/smallest-difference-pair-values-two-unsorted-arrays/</text:a></text:p>
      <text:p text:style-name="P1"/>
      <text:p text:style-name="P1"/>
      <text:p text:style-name="P78">Bit Manipulation</text:p>
      <text:p text:style-name="P68"><text:span text:style-name="T133">1) </text:span><text:a xlink:type="simple" xlink:href="https://www.geeksforgeeks.org/compute-the-minimum-or-maximum-max-of-two-integers-without-branching/" text:style-name="Internet_20_link" text:visited-style-name="Visited_20_Internet_20_Link"><text:span text:style-name="T47">https://www.geeksforgeeks.org/compute-the-minimum-or-maximum-max-of-two-integers-without-branching/</text:span></text:a></text:p>
      <text:p text:style-name="P105"><text:span text:style-name="T28">2) </text:span><text:a xlink:type="simple" xlink:href="https://www.geeksforgeeks.org/add-two-numbers-without-using-arithmetic-operators/" text:style-name="Internet_20_link" text:visited-style-name="Visited_20_Internet_20_Link">https://www.geeksforgeeks.org/add-two-numbers-without-using-arithmetic-operators/</text:a></text:p>
      <text:p text:style-name="P105"><text:span text:style-name="T28">3) </text:span><text:a xlink:type="simple" xlink:href="https://www.geeksforgeeks.org/find-the-missing-element-in-an-array-of-integers-represented-in-binary-format/" text:style-name="Internet_20_link" text:visited-style-name="Visited_20_Internet_20_Link">https://www.geeksforgeeks.org/find-the-missing-element-in-an-array-of-integers-represented-in-binary-format/</text:a></text:p>
      <text:p text:style-name="P67">4)</text:p>
      <text:p text:style-name="P67">5)</text:p>
      <text:p text:style-name="P67">6)</text:p>
      <text:p text:style-name="P67"/>
      <text:p text:style-name="P1"/>
      <text:p text:style-name="P1"/>
      <text:p text:style-name="P1">Heap</text:p>
      <text:p text:style-name="P14">1) <text:a xlink:type="simple" xlink:href="https://practice.geeksforgeeks.org/problems/kth-smallest-element/0" text:style-name="Internet_20_link" text:visited-style-name="Visited_20_Internet_20_Link"><text:span text:style-name="Internet_20_link"><text:span text:style-name="T38">https://practice.geeksforgeeks.org/problems/kth-smallest-element/0</text:span></text:span></text:a></text:p>
      <text:p text:style-name="P14">2) <text:a xlink:type="simple" xlink:href="https://leetcode.com/problems/kth-largest-element-in-an-array/" text:style-name="Internet_20_link" text:visited-style-name="Visited_20_Internet_20_Link"><text:span text:style-name="Internet_20_link"><text:span text:style-name="T38">https://leetcode.com/problems/kth-largest-element-in-an-array/</text:span></text:span></text:a></text:p>
      <text:p text:style-name="P14"><text:soft-page-break/>3) <text:a xlink:type="simple" xlink:href="https://practice.geeksforgeeks.org/problems/nearly-sorted-algorithm/0" text:style-name="Internet_20_link" text:visited-style-name="Visited_20_Internet_20_Link"><text:span text:style-name="Internet_20_link"><text:span text:style-name="T38">https://practice.geeksforgeeks.org/problems/nearly-sorted-algorithm/0</text:span></text:span></text:a></text:p>
      <text:p text:style-name="P14">4) <text:a xlink:type="simple" xlink:href="https://leetcode.com/problems/find-k-closest-elements/" text:style-name="Internet_20_link" text:visited-style-name="Visited_20_Internet_20_Link"><text:span text:style-name="Internet_20_link"><text:span text:style-name="T38">https://leetcode.com/problems/find-k-closest-elements/</text:span></text:span></text:a></text:p>
      <text:p text:style-name="P14">5) <text:a xlink:type="simple" xlink:href="https://leetcode.com/problems/top-k-frequent-elements/" text:style-name="Internet_20_link" text:visited-style-name="Visited_20_Internet_20_Link"><text:span text:style-name="Internet_20_link"><text:span text:style-name="T38">https://leetcode.com/problems/top-k-frequent-elements/</text:span></text:span></text:a></text:p>
      <text:p text:style-name="P14">6) <text:a xlink:type="simple" xlink:href="https://leetcode.com/problems/sort-characters-by-frequency/" text:style-name="Internet_20_link" text:visited-style-name="Visited_20_Internet_20_Link"><text:span text:style-name="Internet_20_link"><text:span text:style-name="T40">https://leetcode.com/problems/sort-characters-by-frequency/</text:span></text:span></text:a></text:p>
      <text:p text:style-name="P14">7) <text:a xlink:type="simple" xlink:href="https://leetcode.com/problems/k-closest-points-to-origin/" text:style-name="Internet_20_link" text:visited-style-name="Visited_20_Internet_20_Link"><text:span text:style-name="Internet_20_link"><text:span text:style-name="T38">https://leetcode.com/problems/k-closest-points-to-origin/</text:span></text:span></text:a></text:p>
      <text:p text:style-name="P14">8) <text:a xlink:type="simple" xlink:href="https://practice.geeksforgeeks.org/problems/minimum-cost-of-ropes/0" text:style-name="Internet_20_link" text:visited-style-name="Visited_20_Internet_20_Link"><text:span text:style-name="Internet_20_link"><text:span text:style-name="T38">https://practice.geeksforgeeks.org/problems/minimum-cost-of-ropes/0</text:span></text:span></text:a></text:p>
      <text:p text:style-name="P118"><text:span text:style-name="T29">9) </text:span><text:a xlink:type="simple" xlink:href="https://practice.geeksforgeeks.org/problems/k-largest-elements/0" text:style-name="Internet_20_link" text:visited-style-name="Visited_20_Internet_20_Link">https://practice.geeksforgeeks.org/problems/k-largest-elements/0</text:a></text:p>
      <text:p text:style-name="P123"><text:span text:style-name="T124">10) </text:span><text:a xlink:type="simple" xlink:href="https://practice.geeksforgeeks.org/problems/find-median-in-a-stream/0" text:style-name="Internet_20_link" text:visited-style-name="Visited_20_Internet_20_Link">https://practice.geeksforgeeks.org/problems/find-median-in-a-stream/0</text:a></text:p>
      <text:p text:style-name="P14"><text:span text:style-name="T134">11</text:span>) <text:a xlink:type="simple" xlink:href="https://www.geeksforgeeks.org/sum-elements-k1th-k2th-smallest-elements/" text:style-name="Internet_20_link" text:visited-style-name="Visited_20_Internet_20_Link"><text:span text:style-name="Internet_20_link"><text:span text:style-name="T52">https://www.geeksforgeeks.org/sum-elements-k1th-k2th-smallest-elements/</text:span></text:span></text:a></text:p>
      <text:p text:style-name="P74"><text:span text:style-name="Internet_20_link"><text:span text:style-name="T36"><text:s/></text:span></text:span></text:p>
      <text:p text:style-name="P84"><text:span text:style-name="Internet_20_link"><text:span text:style-name="T37"/></text:span></text:p>
      <text:p text:style-name="P72"><text:span text:style-name="Internet_20_link"/></text:p>
      <text:p text:style-name="P73"><text:span text:style-name="Internet_20_link"><text:span text:style-name="T94"/></text:span></text:p>
      <text:p text:style-name="P18"/>
      <text:p text:style-name="P27"><text:span text:style-name="Internet_20_link"/></text:p>
      <text:p text:style-name="P8"><text:span text:style-name="Internet_20_link"/></text:p>
      <text:p text:style-name="P27"><text:span text:style-name="Internet_20_link"/></text:p>
      <text:p text:style-name="P8"><text:span text:style-name="Internet_20_link"/></text:p>
      <text:p text:style-name="P28"><text:span text:style-name="Internet_20_link"/></text:p>
      <text:p text:style-name="P9"><text:span text:style-name="Internet_20_lin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6-14T23:26:38.358935933</dc:date>
    <meta:editing-duration>P2DT19H38M14S</meta:editing-duration>
    <meta:editing-cycles>322</meta:editing-cycles>
    <meta:document-statistic meta:table-count="0" meta:image-count="0" meta:object-count="0" meta:page-count="6" meta:paragraph-count="219" meta:word-count="500" meta:character-count="14451" meta:non-whitespace-character-count="14166"/>
  </office:meta>
</office:document-meta>
</file>